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7027388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Lucida Console" svg:font-family="'Lucida Console'" style:font-adornments="Bold Italic" style:font-family-generic="modern" style:font-pitch="fixed"/>
    <style:font-face style:name="Lucida Console1" svg:font-family="'Lucida Console'" style:font-adornments="Regular" style:font-family-generic="modern" style:font-pitch="fixed"/>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adornments="Demibold Roman" style:font-family-generic="swiss" style:font-pitch="variable"/>
    <style:font-face style:name="Lucida Sans1" svg:font-family="'Lucida San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Classes" style:family="table">
      <style:table-properties style:width="16.999cm" style:rel-width="100%" fo:margin-top="0cm" fo:margin-bottom="0.199cm" table:align="left" style:may-break-between-rows="false"/>
    </style:style>
    <style:style style:name="Classes.A" style:family="table-column">
      <style:table-column-properties style:column-width="3.418cm" style:rel-column-width="1938*"/>
    </style:style>
    <style:style style:name="Classes.B" style:family="table-column">
      <style:table-column-properties style:column-width="13.58cm" style:rel-column-width="7698*"/>
    </style:style>
    <style:style style:name="Classes.A1" style:family="table-cell">
      <style:table-cell-properties fo:background-color="#e6e6ff" fo:padding="0.079cm" fo:border-left="0.002cm solid #666666" fo:border-right="none" fo:border-top="0.002cm solid #666666" fo:border-bottom="0.002cm solid #666666">
        <style:background-image/>
      </style:table-cell-properties>
    </style:style>
    <style:style style:name="Classes.B1" style:family="table-cell">
      <style:table-cell-properties fo:background-color="#e6e6ff" fo:padding="0.079cm" fo:border="0.002cm solid #666666">
        <style:background-image/>
      </style:table-cell-properties>
    </style:style>
    <style:style style:name="Classes.A2" style:family="table-cell">
      <style:table-cell-properties fo:padding="0.079cm" fo:border-left="0.002cm solid #666666" fo:border-right="none" fo:border-top="none" fo:border-bottom="0.002cm solid #666666"/>
    </style:style>
    <style:style style:name="Classes.B2" style:family="table-cell">
      <style:table-cell-properties fo:padding="0.079cm" fo:border-left="0.002cm solid #666666" fo:border-right="0.002cm solid #666666" fo:border-top="none" fo:border-bottom="0.002cm solid #666666"/>
    </style:style>
    <style:style style:name="MemFlags" style:family="table">
      <style:table-properties style:width="16.999cm" style:rel-width="100%" fo:margin-top="0cm" fo:margin-bottom="0.199cm" table:align="left" fo:keep-with-next="always"/>
    </style:style>
    <style:style style:name="MemFlags.A" style:family="table-column">
      <style:table-column-properties style:column-width="5.001cm" style:rel-column-width="2834*"/>
    </style:style>
    <style:style style:name="MemFlags.B" style:family="table-column">
      <style:table-column-properties style:column-width="1.561cm" style:rel-column-width="885*"/>
    </style:style>
    <style:style style:name="MemFlags.C" style:family="table-column">
      <style:table-column-properties style:column-width="10.437cm" style:rel-column-width="5916*"/>
    </style:style>
    <style:style style:name="MemFlags.A1" style:family="table-cell">
      <style:table-cell-properties fo:background-color="#e6e6ff" fo:padding="0.079cm" fo:border-left="0.002cm solid #000000" fo:border-right="none" fo:border-top="0.002cm solid #000000" fo:border-bottom="0.002cm solid #000000">
        <style:background-image/>
      </style:table-cell-properties>
    </style:style>
    <style:style style:name="MemFlags.C1" style:family="table-cell">
      <style:table-cell-properties fo:background-color="#e6e6ff" fo:padding="0.079cm" fo:border="0.002cm solid #000000">
        <style:background-image/>
      </style:table-cell-properties>
    </style:style>
    <style:style style:name="MemFlags.A2" style:family="table-cell">
      <style:table-cell-properties fo:background-color="transparent" fo:padding="0.079cm" fo:border-left="0.002cm solid #000000" fo:border-right="none" fo:border-top="none" fo:border-bottom="0.002cm solid #000000">
        <style:background-image/>
      </style:table-cell-properties>
    </style:style>
    <style:style style:name="MemFlags.B2" style:family="table-cell">
      <style:table-cell-properties fo:padding="0.079cm" fo:border-left="0.002cm solid #000000" fo:border-right="none" fo:border-top="none" fo:border-bottom="0.002cm solid #000000"/>
    </style:style>
    <style:style style:name="MemFlags.C2" style:family="table-cell">
      <style:table-cell-properties fo:padding="0.079cm" fo:border-left="0.002cm solid #000000" fo:border-right="0.002cm solid #000000" fo:border-top="none" fo:border-bottom="0.002cm solid #000000"/>
    </style:style>
    <style:style style:name="Eg6Properties" style:family="table">
      <style:table-properties style:width="14.153cm" fo:margin-top="0cm" fo:margin-bottom="0.199cm" table:align="left" style:may-break-between-rows="false"/>
    </style:style>
    <style:style style:name="Eg6Properties.A" style:family="table-column">
      <style:table-column-properties style:column-width="2.962cm"/>
    </style:style>
    <style:style style:name="Eg6Properties.B" style:family="table-column">
      <style:table-column-properties style:column-width="2.798cm"/>
    </style:style>
    <style:style style:name="Eg6Properties.E" style:family="table-column">
      <style:table-column-properties style:column-width="2.799cm"/>
    </style:style>
    <style:style style:name="Eg6Properties.A1" style:family="table-cell">
      <style:table-cell-properties style:vertical-align="middle" fo:background-color="#e6e6ff" fo:padding="0.079cm" fo:border-left="0.002cm solid #000000" fo:border-right="none" fo:border-top="0.002cm solid #000000" fo:border-bottom="0.002cm solid #000000">
        <style:background-image/>
      </style:table-cell-properties>
    </style:style>
    <style:style style:name="Eg6Properties.E1" style:family="table-cell">
      <style:table-cell-properties style:vertical-align="middle" fo:background-color="#e6e6ff" fo:padding="0.079cm" fo:border="0.002cm solid #000000">
        <style:background-image/>
      </style:table-cell-properties>
    </style:style>
    <style:style style:name="Eg6Properties.A2" style:family="table-cell">
      <style:table-cell-properties style:vertical-align="middle" fo:background-color="#e6e6ff" fo:padding="0.079cm" fo:border-left="0.002cm solid #000000" fo:border-right="none" fo:border-top="none" fo:border-bottom="0.002cm solid #000000">
        <style:background-image/>
      </style:table-cell-properties>
    </style:style>
    <style:style style:name="Eg6Properties.B2" style:family="table-cell">
      <style:table-cell-properties style:vertical-align="middle" fo:padding="0.079cm" fo:border-left="0.002cm solid #000000" fo:border-right="none" fo:border-top="none" fo:border-bottom="0.002cm solid #000000"/>
    </style:style>
    <style:style style:name="Eg6Properties.E2" style:family="table-cell">
      <style:table-cell-properties style:vertical-align="middle" fo:padding="0.079cm" fo:border-left="0.002cm solid #000000" fo:border-right="0.002cm solid #000000" fo:border-top="none" fo:border-bottom="0.002cm solid #000000"/>
    </style:style>
    <style:style style:name="Table1" style:family="table">
      <style:table-properties style:width="4.02cm" fo:margin-left="1cm" table:align="left"/>
    </style:style>
    <style:style style:name="Table1.A" style:family="table-column">
      <style:table-column-properties style:column-width="4.02cm"/>
    </style:style>
    <style:style style:name="Table1.A1" style:family="table-cell">
      <style:table-cell-properties fo:background-color="transparent" fo:padding="0.097cm" fo:border="0.002cm solid #999999">
        <style:background-image/>
      </style:table-cell-properties>
    </style:style>
    <style:style style:name="Table1.A2" style:family="table-cell">
      <style:table-cell-properties fo:background-color="transparent" fo:padding="0.097cm" fo:border-left="0.002cm solid #999999" fo:border-right="0.002cm solid #999999" fo:border-top="none" fo:border-bottom="0.002cm solid #999999">
        <style:background-image/>
      </style:table-cell-properties>
    </style:style>
    <style:style style:name="Table1.A6" style:family="table-cell">
      <style:table-cell-properties fo:background-color="transparent" fo:padding="0.097cm" fo:border-left="none" fo:border-right="none" fo:border-top="none" fo:border-bottom="0.002cm solid #999999">
        <style:background-image/>
      </style:table-cell-properties>
    </style:style>
    <style:style style:name="Table2" style:family="table">
      <style:table-properties style:width="16.999cm" table:align="margins"/>
    </style:style>
    <style:style style:name="Table2.A" style:family="table-column">
      <style:table-column-properties style:column-width="2.648cm" style:rel-column-width="10208*"/>
    </style:style>
    <style:style style:name="Table2.B" style:family="table-column">
      <style:table-column-properties style:column-width="14.351cm" style:rel-column-width="55327*"/>
    </style:style>
    <style:style style:name="Tab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999cm" style:rel-width="100%" fo:margin-top="0cm" fo:margin-bottom="0.199cm" table:align="left" style:may-break-between-rows="false"/>
    </style:style>
    <style:style style:name="Table4.A" style:family="table-column">
      <style:table-column-properties style:column-width="3.706cm" style:rel-column-width="2101*"/>
    </style:style>
    <style:style style:name="Table4.B" style:family="table-column">
      <style:table-column-properties style:column-width="1.822cm" style:rel-column-width="1033*"/>
    </style:style>
    <style:style style:name="Table4.C" style:family="table-column">
      <style:table-column-properties style:column-width="11.469cm" style:rel-column-width="6501*"/>
    </style:style>
    <style:style style:name="Table4.A1" style:family="table-cell">
      <style:table-cell-properties style:vertical-align="middle" fo:background-color="#e6e6ff" fo:padding="0.079cm" fo:border-left="0.002cm solid #000000" fo:border-right="none" fo:border-top="0.002cm solid #000000" fo:border-bottom="0.002cm solid #000000">
        <style:background-image/>
      </style:table-cell-properties>
    </style:style>
    <style:style style:name="Table4.C1" style:family="table-cell">
      <style:table-cell-properties style:vertical-align="middle" fo:background-color="#e6e6ff" fo:padding="0.079cm" fo:border="0.002cm solid #000000">
        <style:background-image/>
      </style:table-cell-properties>
    </style:style>
    <style:style style:name="Table4.A2" style:family="table-cell">
      <style:table-cell-properties fo:padding="0.079cm" fo:border-left="0.002cm solid #000000" fo:border-right="none" fo:border-top="none" fo:border-bottom="0.002cm solid #000000"/>
    </style:style>
    <style:style style:name="Table4.C2" style:family="table-cell">
      <style:table-cell-properties fo:padding="0.079cm" fo:border-left="0.002cm solid #000000" fo:border-right="0.002cm solid #000000" fo:border-top="none" fo:border-bottom="0.002cm solid #000000"/>
    </style:style>
    <style:style style:name="Table4.A17" style:family="table-cell">
      <style:table-cell-properties fo:background-color="transparent" fo:padding="0.079cm" fo:border-left="0.002cm solid #000000" fo:border-right="none" fo:border-top="none" fo:border-bottom="0.002cm solid #000000">
        <style:background-image/>
      </style:table-cell-properties>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start" style:justify-single-word="false"/>
    </style:style>
    <style:style style:name="P3" style:family="paragraph" style:parent-style-name="Source_20_Code">
      <style:text-properties fo:font-weight="bol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Source_20_Code">
      <style:paragraph-properties fo:margin-left="1.251cm" fo:margin-right="0cm" fo:text-indent="0cm" style:auto-text-indent="false"/>
    </style:style>
    <style:style style:name="P6" style:family="paragraph" style:parent-style-name="Source_20_Code_20_Last">
      <style:paragraph-properties fo:margin-left="1.251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19"/>
    <style:style style:name="P28" style:family="paragraph" style:parent-style-name="Text_20_body" style:list-style-name="L19"/>
    <style:style style:name="P29" style:family="paragraph" style:parent-style-name="Text_20_body" style:list-style-name="L1">
      <style:paragraph-properties fo:margin-left="-1.251cm" fo:margin-right="0cm" fo:text-indent="0cm" style:auto-text-indent="false"/>
    </style:style>
    <style:style style:name="P30" style:family="paragraph" style:parent-style-name="Text_20_body" style:list-style-name="L18">
      <style:paragraph-properties fo:margin-top="0cm" fo:margin-bottom="0cm"/>
    </style:style>
    <style:style style:name="P31" style:family="paragraph" style:parent-style-name="Text_20_body" style:list-style-name="L18">
      <style:paragraph-properties fo:margin-top="0cm" fo:margin-bottom="0cm"/>
    </style:style>
    <style:style style:name="P32" style:family="paragraph" style:parent-style-name="Text_20_body" style:list-style-name="L18">
      <style:paragraph-properties fo:margin-top="0cm" fo:margin-bottom="0cm"/>
    </style:style>
    <style:style style:name="P33" style:family="paragraph" style:parent-style-name="Text_20_body" style:master-page-name="">
      <style:paragraph-properties fo:keep-with-next="always"/>
    </style:style>
    <style:style style:name="P34" style:family="paragraph" style:parent-style-name="Source_20_Code" style:master-page-name="">
      <style:paragraph-properties fo:keep-with-next="always"/>
    </style:style>
    <style:style style:name="P35" style:family="paragraph" style:parent-style-name="Code_20_Param" style:list-style-name="L2"/>
    <style:style style:name="P36" style:family="paragraph" style:parent-style-name="Code_20_Param" style:list-style-name="L3"/>
    <style:style style:name="P37" style:family="paragraph" style:parent-style-name="Code_20_Param" style:list-style-name="L4"/>
    <style:style style:name="P38" style:family="paragraph" style:parent-style-name="Code_20_Param" style:list-style-name="L5"/>
    <style:style style:name="P39" style:family="paragraph" style:parent-style-name="Code_20_Param" style:list-style-name="L6"/>
    <style:style style:name="P40" style:family="paragraph" style:parent-style-name="Code_20_Param" style:list-style-name="L9"/>
    <style:style style:name="P41" style:family="paragraph" style:parent-style-name="Code_20_Param" style:list-style-name="L9"/>
    <style:style style:name="P42" style:family="paragraph" style:parent-style-name="Code_20_Param" style:list-style-name="L9"/>
    <style:style style:name="P43" style:family="paragraph" style:parent-style-name="Code_20_Param" style:list-style-name="L9"/>
    <style:style style:name="P44" style:family="paragraph" style:parent-style-name="Code_20_Param" style:list-style-name="L6"/>
    <style:style style:name="P45" style:family="paragraph" style:parent-style-name="Code_20_Param" style:list-style-name="L6"/>
    <style:style style:name="P46" style:family="paragraph" style:parent-style-name="Code_20_Param" style:list-style-name="L6"/>
    <style:style style:name="P47" style:family="paragraph" style:parent-style-name="Code_20_Param" style:list-style-name="L6"/>
    <style:style style:name="P48" style:family="paragraph" style:parent-style-name="Code_20_Param" style:list-style-name="L10"/>
    <style:style style:name="P49" style:family="paragraph" style:parent-style-name="Code_20_Param" style:list-style-name="L10"/>
    <style:style style:name="P50" style:family="paragraph" style:parent-style-name="Code_20_Param" style:list-style-name="L10"/>
    <style:style style:name="P51" style:family="paragraph" style:parent-style-name="Code_20_Param" style:list-style-name="L11"/>
    <style:style style:name="P52" style:family="paragraph" style:parent-style-name="Code_20_Param" style:list-style-name="L11"/>
    <style:style style:name="P53" style:family="paragraph" style:parent-style-name="Code_20_Param" style:list-style-name="L11"/>
    <style:style style:name="P54" style:family="paragraph" style:parent-style-name="Code_20_Param" style:list-style-name="L12"/>
    <style:style style:name="P55" style:family="paragraph" style:parent-style-name="Code_20_Param" style:list-style-name="L12"/>
    <style:style style:name="P56" style:family="paragraph" style:parent-style-name="Code_20_Param" style:list-style-name="L12"/>
    <style:style style:name="P57" style:family="paragraph" style:parent-style-name="Code_20_Param" style:list-style-name="L13"/>
    <style:style style:name="P58" style:family="paragraph" style:parent-style-name="Code_20_Param" style:list-style-name="L13"/>
    <style:style style:name="P59" style:family="paragraph" style:parent-style-name="Code_20_Param" style:list-style-name="L14"/>
    <style:style style:name="P60" style:family="paragraph" style:parent-style-name="Code_20_Param" style:list-style-name="L15"/>
    <style:style style:name="P61" style:family="paragraph" style:parent-style-name="Code_20_Param" style:list-style-name="L16"/>
    <style:style style:name="P62" style:family="paragraph" style:parent-style-name="Code_20_Param" style:list-style-name="L16"/>
    <style:style style:name="P63" style:family="paragraph" style:parent-style-name="Code_20_Param" style:list-style-name="L17"/>
    <style:style style:name="P64" style:family="paragraph" style:parent-style-name="Code_20_Param_20_Bottom" style:list-style-name="L2"/>
    <style:style style:name="P65" style:family="paragraph" style:parent-style-name="Code_20_Param_20_Bottom" style:list-style-name="L3"/>
    <style:style style:name="P66" style:family="paragraph" style:parent-style-name="Code_20_Param_20_Bottom" style:list-style-name="L4"/>
    <style:style style:name="P67" style:family="paragraph" style:parent-style-name="Code_20_Param_20_Bottom" style:list-style-name="L5"/>
    <style:style style:name="P68" style:family="paragraph" style:parent-style-name="Code_20_Param_20_Bottom" style:list-style-name="L7"/>
    <style:style style:name="P69" style:family="paragraph" style:parent-style-name="Code_20_Param_20_Bottom" style:list-style-name="L8"/>
    <style:style style:name="P70" style:family="paragraph" style:parent-style-name="Code_20_Param_20_Bottom" style:list-style-name="L6"/>
    <style:style style:name="P71" style:family="paragraph" style:parent-style-name="Code_20_Param_20_Bottom" style:list-style-name="L9"/>
    <style:style style:name="P72" style:family="paragraph" style:parent-style-name="Code_20_Param_20_Bottom" style:list-style-name="L6"/>
    <style:style style:name="P73" style:family="paragraph" style:parent-style-name="Code_20_Param_20_Bottom" style:list-style-name="L10"/>
    <style:style style:name="P74" style:family="paragraph" style:parent-style-name="Code_20_Param_20_Bottom" style:list-style-name="L11"/>
    <style:style style:name="P75" style:family="paragraph" style:parent-style-name="Code_20_Param_20_Bottom" style:list-style-name="L12"/>
    <style:style style:name="P76" style:family="paragraph" style:parent-style-name="Code_20_Param_20_Bottom" style:list-style-name="L13"/>
    <style:style style:name="P77" style:family="paragraph" style:parent-style-name="Code_20_Param_20_Bottom" style:list-style-name="L14"/>
    <style:style style:name="P78" style:family="paragraph" style:parent-style-name="Code_20_Param_20_Bottom" style:list-style-name="L15"/>
    <style:style style:name="P79" style:family="paragraph" style:parent-style-name="Code_20_Param_20_Bottom" style:list-style-name="L16"/>
    <style:style style:name="P80" style:family="paragraph" style:parent-style-name="Code_20_Param_20_Bottom" style:list-style-name="L17"/>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style:style>
    <style:style style:name="T7" style:family="text">
      <style:text-properties style:use-window-font-color="true" style:font-name="Garamond"/>
    </style:style>
    <style:style style:name="T8" style:family="text">
      <style:text-properties style:use-window-font-color="true" style:font-name="Garamond"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lphiDabbler Resource File Classes</text:p>
      <text:p text:style-name="Subtitle">User Guide</text:p>
      <text:h text:style-name="Heading_20_1" text:outline-level="1"><text:bookmark-start text:name="Overview"/><text:bookmark text:name="Top"/>Overview<text:bookmark-end text:name="Overview"/></text:h>
      <text:p text:style-name="Text_20_body">These classes support read and writing 32 bit binary resource files. Some routines are also included that assist in manipulating resource identifiers.</text:p>
      <text:p text:style-name="Text_20_body">The code encapsulates the high-level structure of a resource file and its resources. It deals only with raw resource data - the actual format of the raw data depends on the resource type. This code does not provide any support for specific resource types or their data formats.</text:p>
      <text:p text:style-name="Text_20_body">This document is divided into various sections:</text:p>
      <text:list text:style-name="L1">
        <text:list-item>
          <text:p text:style-name="P8"><text:a xlink:type="simple" xlink:href="#Classes">Classes</text:a> - description of the provided classes </text:p>
          <text:list>
            <text:list-item>
              <text:p text:style-name="P8"><text:a xlink:type="simple" xlink:href="#TPJResourceFile" text:style-name="Internet_20_link">TPJResourceFile</text:a> - details of usage, methods and properties of the resource file class </text:p>
            </text:list-item>
            <text:list-item>
              <text:p text:style-name="P8"><text:a xlink:type="simple" xlink:href="#TPJResourceEntry">TPJResourceEntry</text:a> - details of usage, methods and properties of the resource entry class </text:p>
            </text:list-item>
            <text:list-item>
              <text:p text:style-name="P8"><text:a xlink:type="simple" xlink:href="#EPJResourceFile">EPJResourceFile</text:a> - description of this exception class </text:p>
            </text:list-item>
          </text:list>
        </text:list-item>
        <text:list-item>
          <text:p text:style-name="P8"><text:a xlink:type="simple" xlink:href="#Routines">Routines</text:a> - description of the helper routines </text:p>
        </text:list-item>
        <text:list-item>
          <text:p text:style-name="P8"><text:a xlink:type="simple" xlink:href="#Constants">Constants</text:a> - description of constants defined for use with the classes </text:p>
        </text:list-item>
        <text:list-item>
          <text:p text:style-name="P8"><text:a xlink:type="simple" xlink:href="#Examples" text:visited-style-name="Visited_20_Internet_20_Link">Examples</text:a> - examples of using the classes </text:p>
          <text:list>
            <text:list-item>
              <text:p text:style-name="P8"><text:a xlink:type="simple" xlink:href="#eg1">#1</text:a> - Loading a resource file </text:p>
            </text:list-item>
            <text:list-item>
              <text:p text:style-name="P8"><text:a xlink:type="simple" xlink:href="#eg2">#2</text:a> - Accessing all resources in a file </text:p>
            </text:list-item>
            <text:list-item>
              <text:p text:style-name="P8"><text:a xlink:type="simple" xlink:href="#eg3">#3</text:a> - Finding a resource </text:p>
            </text:list-item>
            <text:list-item>
              <text:p text:style-name="P8"><text:a xlink:type="simple" xlink:href="#eg4">#4</text:a> - Listing specific resources from a file </text:p>
            </text:list-item>
            <text:list-item>
              <text:p text:style-name="P8"><text:a xlink:type="simple" xlink:href="#eg5">#5</text:a> - Adding or modifying a resource's data </text:p>
            </text:list-item>
            <text:list-item>
              <text:p text:style-name="P8"><text:a xlink:type="simple" xlink:href="#eg6">#6</text:a> - Adding a new resources to a file </text:p>
            </text:list-item>
            <text:list-item>
              <text:p text:style-name="P8"><text:a xlink:type="simple" xlink:href="#eg7" text:style-name="Internet_20_link" text:visited-style-name="Visited_20_Internet_20_Link">#7</text:a> - Checking is a resource exists </text:p>
            </text:list-item>
            <text:list-item>
              <text:p text:style-name="P8"><text:a xlink:type="simple" xlink:href="#eg8" text:style-name="Internet_20_link">#8</text:a> - Deleting resources </text:p>
            </text:list-item>
            <text:list-item>
              <text:p text:style-name="P8"><text:a xlink:type="simple" xlink:href="#eg9">#9</text:a> - Saving a resource file </text:p>
            </text:list-item>
            <text:list-item>
              <text:p text:style-name="P8"><text:a xlink:type="simple" xlink:href="#eg10">#10</text:a> - A practical example </text:p>
            </text:list-item>
            <text:list-item>
              <text:p text:style-name="P29"><text:a xlink:type="simple" xlink:href="#Appendix">Appendix</text:a>: Resource File Structure Notes</text:p>
            </text:list-item>
          </text:list>
        </text:list-item>
      </text:list>
      <text:h text:style-name="Heading_20_1" text:outline-level="1" text:is-list-header="true"><text:bookmark text:name="Classes"/>Classes</text:h>
      <text:p text:style-name="Text_20_body">The classes included in this release are as follows:</text:p>
      <table:table table:name="Classes" table:style-name="Classes">
        <table:table-column table:style-name="Classes.A"/>
        <table:table-column table:style-name="Classes.B"/>
        <table:table-row>
          <table:table-cell table:style-name="Classes.A1" office:value-type="string">
            <text:p text:style-name="Table_20_Heading">Class</text:p>
          </table:table-cell>
          <table:table-cell table:style-name="Classes.B1" office:value-type="string">
            <text:p text:style-name="Table_20_Heading">Description</text:p>
          </table:table-cell>
        </table:table-row>
        <table:table-row>
          <table:table-cell table:style-name="Classes.A2" office:value-type="string">
            <text:p text:style-name="Table_20_Contents"><text:span text:style-name="Emphasis">TPJResourceFile</text:span></text:p>
          </table:table-cell>
          <table:table-cell table:style-name="Classes.B2" office:value-type="string">
            <text:p text:style-name="Table_20_Contents">Encapsulates a 32 bit binary resource file and exposes the entries within it. The class allows resources within the file to be accessed, created, read and searched for.</text:p>
          </table:table-cell>
        </table:table-row>
        <table:table-row>
          <table:table-cell table:style-name="Classes.A2" office:value-type="string">
            <text:p text:style-name="Table_20_Contents"><text:span text:style-name="Emphasis">TPJResourceEntry</text:span></text:p>
          </table:table-cell>
          <table:table-cell table:style-name="Classes.B2" office:value-type="string">
            <text:p text:style-name="Table_20_Contents">Encapsulates a single resource within a resource file. Permits access to the resource type, name and language. Other header data can be modified. Provides read/write access to the raw resource data through a <text:span text:style-name="Emphasis">TStream</text:span>.</text:p>
          </table:table-cell>
        </table:table-row>
        <table:table-row>
          <table:table-cell table:style-name="Classes.A2" office:value-type="string">
            <text:p text:style-name="Table_20_Contents"><text:span text:style-name="Emphasis">EPJResourceFile</text:span></text:p>
          </table:table-cell>
          <table:table-cell table:style-name="Classes.B2" office:value-type="string">
            <text:p text:style-name="Table_20_Contents">Class of exception raised by the above classes to report errors.</text:p>
          </table:table-cell>
        </table:table-row>
      </table:table>
      <text:p text:style-name="Text_20_body">Although we use the word “file” in these notes, this term also covers binary resource data stored in a stream.</text:p>
      <text:p text:style-name="Text_20_body">Detailed descriptions of the classes now follow.</text:p>
      <text:h text:style-name="Heading_20_2" text:outline-level="2"><text:bookmark text:name="TPJResourceFile"/>TPJResourceFile</text:h>
      <text:p text:style-name="Text_20_body">This class is used to encapsulate a 32 bit resource file, to find which resources in contains and to add new and delete existing resources. The number of resources in the file is given by the <text:span text:style-name="Emphasis">EntryCount</text:span> property while the <text:span text:style-name="Emphasis">Entries[]</text:span> property provides access to them. Resource entries are not created directly by the user but via the <text:span text:style-name="Emphasis">AddEntry()</text:span> method of this class.</text:p>
      <text:p text:style-name="Text_20_body">Resource entries accessed via this class are <text:span text:style-name="Emphasis">TPJResourceEntry</text:span> objects and have methods and properties that can be used to interrogate and update them.</text:p>
      <text:h text:style-name="Heading_20_3" text:outline-level="3">Methods</text:h>
      <text:p text:style-name="Prototype"><text:span text:style-name="T4">constructor</text:span> Create;</text:p>
      <text:p text:style-name="Code_20_Explanation">Class constructor. Creates a new empty resource file object.</text:p>
      <text:p text:style-name="Prototype"><text:span text:style-name="T4">destructor</text:span> Destroy;</text:p>
      <text:p text:style-name="Code_20_Explanation">Class destructor. Usually called via the <text:span text:style-name="Emphasis">Free</text:span> method. Destroying the object frees all the resource entries currently in the file.</text:p>
      <text:p text:style-name="Prototype"><text:span text:style-name="T4">procedure</text:span> Clear;</text:p>
      <text:p text:style-name="Code_20_Explanation">Clears all resources from the file object. The resources are freed.</text:p>
      <text:p text:style-name="Prototype"><text:span text:style-name="T4">function</text:span> DeleteEntry(<text:span text:style-name="T4">const</text:span> Entry: TPJResourceEntry): Boolean;</text:p>
      <text:p text:style-name="Code_20_Explanation_20_with_20_Params">Deletes a resource entry from the resource file object if it exists. The entry object is not freed and must be freed by the user since it will no longer be freed by the <text:span text:style-name="Emphasis">Clear</text:span> or <text:span text:style-name="Emphasis">Destroy</text:span> methods. The recommended way to delete and free a resource entry is to free the entry object since this automatically unlinks it from the resource.</text:p>
      <text:list text:style-name="L2">
        <text:list-item>
          <text:p text:style-name="P35"><text:span text:style-name="Emphasis"><text:span text:style-name="T3">Parameter: </text:span></text:span><text:span text:style-name="Emphasis">Entry</text:span> - reference to resource entry object to be deleted. </text:p>
        </text:list-item>
        <text:list-item>
          <text:p text:style-name="P64">Returns true if entry was in the resource list and was deleted and false otherwise. </text:p>
        </text:list-item>
      </text:list>
      <text:p text:style-name="Prototype"><text:span text:style-name="T4">function</text:span> IndexOfEntry(<text:span text:style-name="T4">const</text:span> Entry: TPJResourceEntry): Integer;</text:p>
      <text:p text:style-name="Code_20_Explanation_20_with_20_Params">Gets the index number of the given resource entry in the resource file's <text:span text:style-name="Emphasis">Entries[]</text:span> property.</text:p>
      <text:list text:style-name="L3">
        <text:list-item>
          <text:p text:style-name="P36"><text:span text:style-name="Emphasis"><text:span text:style-name="T3">Parameter: </text:span></text:span><text:span text:style-name="Emphasis">Entry</text:span> - reference to resource entry to be found. </text:p>
        </text:list-item>
        <text:list-item>
          <text:p text:style-name="P65">Returns index number if entry was found and -1 if entry is not in the resource file. </text:p>
        </text:list-item>
      </text:list>
      <text:p text:style-name="Prototype"><text:span text:style-name="T4">procedure</text:span> LoadFromFile(<text:span text:style-name="T4">const</text:span> FileName: TFileName);</text:p>
      <text:p text:style-name="Code_20_Explanation_20_with_20_Params">Loads a resource file from the named file, replacing any existing resource.</text:p>
      <text:list text:style-name="L4">
        <text:list-item>
          <text:p text:style-name="P37"><text:span text:style-name="Emphasis"><text:span text:style-name="T3">Parameter: </text:span></text:span><text:span text:style-name="Emphasis">FileName</text:span> - the name of the file from which to load the resource </text:p>
        </text:list-item>
        <text:list-item>
          <text:p text:style-name="P66">Exceptions are raised if the file does not exist or does not contain a valid resource.</text:p>
        </text:list-item>
      </text:list>
      <text:p text:style-name="Prototype"><text:span text:style-name="T4">procedure</text:span> LoadFromStream(<text:span text:style-name="T4">const</text:span> Stm: TStream);</text:p>
      <text:p text:style-name="Code_20_Explanation_20_with_20_Params">Loads a resource “file” from the current location in the given stream.</text:p>
      <text:list text:style-name="L5">
        <text:list-item>
          <text:p text:style-name="P38"><text:span text:style-name="Emphasis"><text:span text:style-name="T3">Parameter: </text:span></text:span><text:span text:style-name="Emphasis">Stm</text:span> - the stream from which to load the resource </text:p>
        </text:list-item>
        <text:list-item>
          <text:p text:style-name="P67">Exceptions are raised if the stream does not contain a valid resource file. </text:p>
        </text:list-item>
      </text:list>
      <text:p text:style-name="Prototype"><text:span text:style-name="T4">procedure</text:span> SaveToFile(<text:span text:style-name="T4">const</text:span> FileName: TFileName);</text:p>
      <text:p text:style-name="Code_20_Explanation_20_with_20_Params">Saves data as a 32 bit resource file.</text:p>
      <text:list text:style-name="L6">
        <text:list-item>
          <text:p text:style-name="P39"><text:span text:style-name="Emphasis"><text:span text:style-name="T8">Parameter: </text:span></text:span><text:span text:style-name="Emphasis"><text:span text:style-name="T7">FileName</text:span></text:span><text:span text:style-name="T7"> - the name of the file.</text:span><text:span text:style-name="T6"> </text:span></text:p>
        </text:list-item>
      </text:list>
      <text:list text:style-name="L7">
        <text:list-item>
          <text:p text:style-name="P68">Exceptions are raised if the file cannot be created. </text:p>
        </text:list-item>
      </text:list>
      <text:p text:style-name="Prototype"><text:span text:style-name="T4">procedure</text:span> SaveToStream(<text:span text:style-name="T4">const</text:span> Stm: TStream);</text:p>
      <text:p text:style-name="Code_20_Explanation_20_with_20_Params">Saves data in resource file format on the given stream at the current location.</text:p>
      <text:list text:style-name="L8">
        <text:list-item>
          <text:p text:style-name="P69">Exceptions are raised if the stream does not support writing. </text:p>
        </text:list-item>
      </text:list>
      <text:p text:style-name="Prototype"><text:span text:style-name="T4">class function</text:span> IsValidResourceStream(<text:span text:style-name="T4">const</text:span> Stm: TStream): Boolean;</text:p>
      <text:p text:style-name="Code_20_Explanation_20_with_20_Params">Checks if the given stream contains data representing a valid 32 bit resource file starting at the current location. This method checks that a 32 bit resource file header is present but does not validate the whole of the file. Note that the stream is not rewound to the starting position after the check is made.</text:p>
      <text:list text:style-name="L6">
        <text:list-item text:start-value="1">
          <text:p text:style-name="P70"><text:span text:style-name="Emphasis"><text:span text:style-name="T8">Parameter: </text:span></text:span><text:span text:style-name="Emphasis"><text:span text:style-name="T7">Stm</text:span></text:span><text:span text:style-name="T7"> - the stream containing the resource file.</text:span></text:p>
        </text:list-item>
      </text:list>
      <text:p text:style-name="Prototype"><text:span text:style-name="T4">function</text:span> AddEntry(<text:span text:style-name="T4">const</text:span> ResType, ResName: Pchar;<text:line-break/> <text:s/><text:span text:style-name="T4">const</text:span> LangID: Word = 0): TPJResourceEntry;</text:p>
      <text:p text:style-name="Code_20_Explanation_20_with_20_Params">Adds a new, empty, resource to the current “file” object.</text:p>
      <text:list text:style-name="L9">
        <text:list-item>
          <text:p text:style-name="P40"><text:span text:style-name="Emphasis"><text:span text:style-name="T3">Parameter: </text:span></text:span><text:span text:style-name="Emphasis">ResType</text:span> - the type of the new resource (ordinal or string). </text:p>
        </text:list-item>
        <text:list-item>
          <text:p text:style-name="P40"><text:span text:style-name="Emphasis"><text:span text:style-name="T3">Parameter: </text:span></text:span><text:span text:style-name="Emphasis">ResName</text:span> - the name of the new resource (ordinal or string) </text:p>
        </text:list-item>
        <text:list-item>
          <text:p text:style-name="P40"><text:span text:style-name="Emphasis"><text:span text:style-name="T3">Parameter: </text:span></text:span><text:span text:style-name="Emphasis">LangID</text:span> - optional language id of the resource (a language neutral value of 0 is used if this parameter is not provided). </text:p>
        </text:list-item>
        <text:list-item>
          <text:p text:style-name="P40">Returns a reference to the new resource entry. This reference should be used to set the resource headers and to store the raw data. </text:p>
        </text:list-item>
        <text:list-item>
          <text:p text:style-name="P71">Exception raised if an entry already exists with same type, name and language id. </text:p>
        </text:list-item>
      </text:list>
      <text:p text:style-name="Prototype"><text:span text:style-name="T4">function</text:span> AddEntry(<text:span text:style-name="T4">const</text:span> Entry: TPJResourceEntry; <text:span text:style-name="T4">const</text:span> ResName: Pchar;<text:line-break/> <text:s/><text:span text:style-name="T4">const</text:span> LangID: Word = 0): TPJResourceEntry;</text:p>
      <text:p text:style-name="Code_20_Explanation_20_with_20_Params">Adds a copy of the given resource entry to the current “file” object with a new resource name and language id. The new entry has the same resource type as the one being copied.</text:p>
      <text:list text:style-name="L6">
        <text:list-item text:start-value="1">
          <text:p text:style-name="P39"><text:span text:style-name="Emphasis"><text:span text:style-name="T3">Parameter: </text:span></text:span><text:span text:style-name="Emphasis">Entry</text:span> - reference to the resource entry to be copied. </text:p>
        </text:list-item>
        <text:list-item>
          <text:p text:style-name="P39"><text:span text:style-name="Emphasis"><text:span text:style-name="T3">Parameter: </text:span></text:span><text:span text:style-name="Emphasis">ResName</text:span> - name of the new resource. </text:p>
        </text:list-item>
        <text:list-item>
          <text:p text:style-name="P39"><text:span text:style-name="Emphasis"><text:span text:style-name="T3">Parameter: </text:span></text:span><text:span text:style-name="Emphasis">LangID</text:span> - optional language id of the resource (a language neutral value of 0 is used if this parameter is not provided). </text:p>
        </text:list-item>
        <text:list-item>
          <text:p text:style-name="P39">Returns a reference to the new resource entry that has the same header information and data as the one being copied except for resource name and language id. </text:p>
        </text:list-item>
        <text:list-item>
          <text:p text:style-name="P70">Exception raised if an entry already exists with same type, name and language id. </text:p>
        </text:list-item>
      </text:list>
      <text:p text:style-name="Prototype"><text:span text:style-name="T4">function</text:span> FindEntry(<text:span text:style-name="T4">const</text:span> ResType, ResName: Pchar;<text:line-break/> <text:s/><text:span text:style-name="T4">const</text:span> LangID: Word = $FFFF): TPJResourceEntry;</text:p>
      <text:p text:style-name="Code_20_Explanation_20_with_20_Params">Finds a resource entry with the given type, name and language id. The search can ignore the resource name and or language id in which case first entry that matches the provided information is found.</text:p>
      <text:list text:style-name="L10">
        <text:list-item>
          <text:p text:style-name="P48"><text:span text:style-name="Emphasis"><text:span text:style-name="T3">Parameter: </text:span></text:span><text:span text:style-name="Emphasis">ResType</text:span> - the type of the resource to be found (ordinal or string) - required. </text:p>
        </text:list-item>
        <text:list-item>
          <text:p text:style-name="P48"><text:span text:style-name="Emphasis"><text:span text:style-name="T3">Parameter: </text:span></text:span><text:span text:style-name="Emphasis">ResName</text:span> - the name of the resource to be found (ordinal or string). If just the first resource of the given type is required then <text:span text:style-name="T1">nil</text:span> can be specified here. </text:p>
        </text:list-item>
        <text:list-item>
          <text:p text:style-name="P48"><text:span text:style-name="Emphasis"><text:span text:style-name="T3">Parameter: </text:span></text:span><text:span text:style-name="Emphasis">LangID</text:span> - the language id of the required resource (optional). If only the first matching resource for the given type and name is required this parameter can be left out (or $FFFF supplied). To find a language neutral resource specify 0 for this parameter. </text:p>
        </text:list-item>
        <text:list-item>
          <text:p text:style-name="P73">Returns a reference to the found resource or <text:span text:style-name="T1">nil</text:span> if no resource was found. </text:p>
        </text:list-item>
      </text:list>
      <text:p text:style-name="Prototype"><text:span text:style-name="T4">function</text:span> FindEntryIndex(<text:span text:style-name="T4">const</text:span> ResType, ResName: Pchar;<text:line-break/> <text:s/><text:span text:style-name="T4">const</text:span> LangID: Word = $FFFF): Integer;</text:p>
      <text:p text:style-name="Code_20_Explanation_20_with_20_Params">Finds the <text:span text:style-name="Emphasis">Entries[]</text:span> property index of a resource entry with the given type, name and language id. The search can ignore resource name or language id in which case first entry that matches the provided information is found.</text:p>
      <text:list text:style-name="L11">
        <text:list-item>
          <text:p text:style-name="P51"><text:span text:style-name="Emphasis"><text:span text:style-name="T3">Parameter: </text:span></text:span><text:span text:style-name="Emphasis">ResType</text:span> - the type of the resource to be found (ordinal or string) - required. </text:p>
        </text:list-item>
        <text:list-item>
          <text:p text:style-name="P51"><text:span text:style-name="Emphasis"><text:span text:style-name="T3">Parameter: </text:span></text:span><text:span text:style-name="Emphasis">ResName</text:span> - the name of the resource to be found (ordinal or string). If just the first resource of the given type is required then <text:span text:style-name="T1">nil</text:span> can be specified here. </text:p>
        </text:list-item>
        <text:list-item>
          <text:p text:style-name="P51"><text:span text:style-name="Emphasis"><text:span text:style-name="T3">Parameter: </text:span></text:span><text:span text:style-name="Emphasis">LangID</text:span> - the language id of the required resource (optional). If only the first matching resource for the given type and name is required this parameter can be left out (or $FFFF supplied). To find a language neutral resource specify 0 for this parameter. </text:p>
        </text:list-item>
        <text:list-item>
          <text:p text:style-name="P74">Returns the index of the found resource in the <text:span text:style-name="Emphasis">Entries[]</text:span> property or -1 if no resource was found. </text:p>
        </text:list-item>
      </text:list>
      <text:p text:style-name="Prototype"><text:span text:style-name="T4">function</text:span> EntryExists(<text:span text:style-name="T4">const</text:span> ResType, ResName: Pchar;<text:line-break/> <text:s/><text:span text:style-name="T4">const</text:span> LangID: Word = $FFFF): Boolean;</text:p>
      <text:p text:style-name="Code_20_Explanation_20_with_20_Params">Checks whether a resource entry matching given search criteria exists.</text:p>
      <text:list text:style-name="L12">
        <text:list-item>
          <text:p text:style-name="P54"><text:span text:style-name="Emphasis"><text:span text:style-name="T3">Parameter: </text:span></text:span><text:span text:style-name="Emphasis">ResType</text:span> - the type of the resource to be found (ordinal or string) - required. </text:p>
        </text:list-item>
        <text:list-item>
          <text:p text:style-name="P54"><text:span text:style-name="Emphasis"><text:span text:style-name="T3">Parameter: </text:span></text:span><text:span text:style-name="Emphasis">ResName</text:span> - the name of the resource to be found (ordinal or string). If just the first resource of the given type is required then <text:span text:style-name="T1">nil</text:span> can be specified here. </text:p>
        </text:list-item>
        <text:list-item>
          <text:p text:style-name="P54"><text:span text:style-name="Emphasis"><text:span text:style-name="T3">Parameter: </text:span></text:span><text:span text:style-name="Emphasis">LangID</text:span> - the language id of the required resource (optional). If only the first matching resource for the given type and name is required this parameter can be left out (or $FFFF supplied). To find a language neutral resource specify 0 for this parameter. </text:p>
        </text:list-item>
        <text:list-item>
          <text:p text:style-name="P75">Returns true if a resource matching the search criteria exists and false if not. </text:p>
        </text:list-item>
      </text:list>
      <text:h text:style-name="Heading_20_3" text:outline-level="3" text:is-list-header="true">Properties</text:h>
      <text:p text:style-name="Prototype"><text:span text:style-name="T4">property</text:span> EntryCount: Integer;</text:p>
      <text:p text:style-name="Code_20_Explanation">Read-only property that provides the number of resources in the resource file (i.e. the number of entries in the <text:span text:style-name="Emphasis">Entries[]</text:span> property).</text:p>
      <text:p text:style-name="Prototype"><text:span text:style-name="T4">property</text:span> Entries[Idx: Integer]: TPJResourceEntry;</text:p>
      <text:p text:style-name="Code_20_Explanation">Read-only property that provides access to all the resources in the resource file by index. </text:p>
      <text:h text:style-name="Heading_20_2" text:outline-level="2"><text:bookmark text:name="TPJResourceEntry"/>TPJResourceEntry</text:h>
      <text:p text:style-name="Text_20_body">Encapsulates a resource within a resource file. Object of this class must not be directly instantiated. <text:span text:style-name="Emphasis">TPJResourceFile</text:span> automatically creates the required objects when they are read from a file or can create new instances in its <text:span text:style-name="Emphasis">AddEntry</text:span> methods. <text:span text:style-name="Emphasis">TPJResourceFile</text:span> is actually an abstract class that provides the required interface for manipulating resource entries. The actual concrete class that implements the resource entry is private. Therefore all valid resource objects are accessed via <text:span text:style-name="Emphasis">TPJResourceFile</text:span>.</text:p>
      <text:p text:style-name="Text_20_body"><text:span text:style-name="Emphasis">TPJResourceEntry</text:span> objects are used to manipulate and interrogate resource entries. This is done mainly via properties which give access to resource header information, allow some header information to be set and give read/write access to the raw resource data via a <text:span text:style-name="Emphasis">TStream</text:span>.</text:p>
      <text:p text:style-name="Text_20_body">Care should be taken not to use a resource entry after the resource file object has been cleared or destroyed or a new resource file has been read since all these actions free previous resource entries. A <text:span text:style-name="Emphasis">TPJResourceEntry</text:span> object can be freed directly - doing so removes the entry from any resource file object it belongs to.</text:p>
      <text:h text:style-name="Heading_20_3" text:outline-level="3">Methods</text:h>
      <text:p text:style-name="Prototype"><text:span text:style-name="T4">function</text:span> IsMatching(<text:span text:style-name="T4">const</text:span> ResType, ResName: Pchar;<text:line-break/> <text:s/><text:span text:style-name="T4">const</text:span> LangID: Word = $FFFF): Boolean;</text:p>
      <text:p text:style-name="Code_20_Explanation_20_with_20_Params">Checks if the resource entry has the given type, name and language id. The resource name and/or language id can be ignored in which case only the values provided will be matched. For example to match only a resource type use <text:span text:style-name="Source_20_Text">IsMatching(MyResType, nil);</text:span></text:p>
      <text:list text:style-name="L13">
        <text:list-item>
          <text:p text:style-name="P57"><text:span text:style-name="Emphasis"><text:span text:style-name="T3">Parameter: </text:span></text:span><text:span text:style-name="Emphasis">ResType</text:span> - the resource type (ordinal or string) - required. </text:p>
        </text:list-item>
        <text:list-item>
          <text:p text:style-name="P57"><text:span text:style-name="Emphasis"><text:span text:style-name="T3">Parameter: </text:span></text:span><text:span text:style-name="Emphasis">ResName</text:span> - the resource name (ordinal or string) - if <text:span text:style-name="T1">nil</text:span> is passed as this parameter then it is ignored when matching. </text:p>
        </text:list-item>
        <text:list-item>
          <text:p text:style-name="P76"><text:span text:style-name="Emphasis"><text:span text:style-name="T3">Parameter: </text:span></text:span><text:span text:style-name="Emphasis">LangID</text:span> - the language id of the resource - if this is left out or $FFFF is passed then it is ignored in the match. To test for a language neutral resource specify 0 in this parameter. </text:p>
        </text:list-item>
      </text:list>
      <text:p text:style-name="Prototype"><text:span text:style-name="T4">function</text:span> IsMatching(<text:span text:style-name="T4">const</text:span> Entry: TPJResourceEntry): Boolean;</text:p>
      <text:p text:style-name="Code_20_Explanation_20_with_20_Params">Checks if the resource entry has the same type, name and language ID as the given resource entry.</text:p>
      <text:list text:style-name="L14">
        <text:list-item>
          <text:p text:style-name="P59"><text:span text:style-name="Emphasis"><text:span text:style-name="T3">Parameter: </text:span></text:span><text:span text:style-name="Emphasis">Entry</text:span> - the resource entry to match against. </text:p>
        </text:list-item>
        <text:list-item>
          <text:p text:style-name="P77">Returns true if the entries match and false otherwise. </text:p>
        </text:list-item>
      </text:list>
      <text:h text:style-name="Heading_20_3" text:outline-level="3" text:is-list-header="true">Properties</text:h>
      <text:p text:style-name="Prototype"><text:span text:style-name="T4">property</text:span> DataSize: DWORD;</text:p>
      <text:p text:style-name="Code_20_Explanation">Read-only. Provides the size of the resource data (same as calling <text:span text:style-name="Emphasis">Data.Size</text:span>).</text:p>
      <text:p text:style-name="Prototype"><text:span text:style-name="T4">property</text:span> HeaderSize: DWORD;</text:p>
      <text:p text:style-name="Code_20_Explanation">Read-only. Provides the size of the resource header (which varies depending on the type and size of the resource type and name).</text:p>
      <text:p text:style-name="Prototype"><text:span text:style-name="T4">property</text:span> DataVersion: DWORD;</text:p>
      <text:p text:style-name="Code_20_Explanation">Gets or sets the predefined data resource version information.</text:p>
      <text:p text:style-name="Prototype"><text:span text:style-name="T4">property</text:span> MemoryFlags: Word;</text:p>
      <text:p text:style-name="Code_20_Explanation">Gets or sets the attribute bitmask that specifies the state of resource.</text:p>
      <text:p text:style-name="Prototype"><text:span text:style-name="T4">property</text:span> LanguageID: Word;</text:p>
      <text:p text:style-name="Code_20_Explanation">Read-only. Gets the language used by the resource (value of 0 is language-neutral).</text:p>
      <text:p text:style-name="Prototype"><text:span text:style-name="T4">property</text:span> Version: DWORD;</text:p>
      <text:p text:style-name="Code_20_Explanation">Gets or sets the user specified version number for resource data.</text:p>
      <text:p text:style-name="Prototype"><text:span text:style-name="T4">property</text:span> Characteristics: DWORD;</text:p>
      <text:p text:style-name="Code_20_Explanation">Gets or sets the user specified characteristics of the resource.</text:p>
      <text:p text:style-name="Prototype"><text:span text:style-name="T4">property</text:span> ResName: PChar;</text:p>
      <text:p text:style-name="Code_20_Explanation">Read-only. Gets the name of the resource. This value is either a pointer to a zero-terminated string or an ordinal value as returned from <text:span text:style-name="Emphasis">MakeIntResource()</text:span>.</text:p>
      <text:p text:style-name="Prototype"><text:span text:style-name="T4">property</text:span> ResType: PChar;</text:p>
      <text:p text:style-name="Code_20_Explanation">Read-only. Gets the type of the resource. This value is either a pointer to a zero-terminated string or an ordinal value as returned from <text:span text:style-name="Emphasis">MakeIntResource()</text:span>.</text:p>
      <text:p text:style-name="Prototype"><text:span text:style-name="T4">property</text:span> Data: TStream;</text:p>
      <text:p text:style-name="Code_20_Explanation">Read-only. Gets a reference to the stream that contains the resource's raw data. The stream can be used to read or write the data. Any padding bytes that follow the resource's data are not included in the stream. </text:p>
      <text:h text:style-name="Heading_20_2" text:outline-level="2"><text:bookmark text:name="EPJResourceFile"/>EPJResourceFile</text:h>
      <text:p text:style-name="Text_20_body">This is the class of exceptions that are raised directly by <text:span text:style-name="Emphasis">TPJResourceFile</text:span> and <text:span text:style-name="Emphasis">TPJResourceEntry</text:span>. Note that some methods may raise exceptions of other classes.</text:p>
      <text:p text:style-name="Text_20_body">The class defines no new methods or properties.</text:p>
      <text:h text:style-name="Heading_20_1" text:outline-level="1"><text:bookmark text:name="Routines"/>Routines</text:h>
      <text:p text:style-name="Text_20_body">The helper routines provided with this code can be used to assist in manipulating resource identifiers. They can be useful for working with Windows API routines as well as the classes presented here. Here are the routines.</text:p>
      <text:p text:style-name="Prototype"><text:span text:style-name="T4">function</text:span> IsIntResource(<text:span text:style-name="T4">const</text:span> ResID: PChar): Boolean;</text:p>
      <text:p text:style-name="Code_20_Explanation_20_with_20_Params">A clone of the <text:span text:style-name="Source_20_Text"><text:span text:style-name="T2">IS_INTRESOURCE</text:span></text:span> macro defined on MSDN that checks if a resource identifier is ordinal or a string. Complements the <text:span text:style-name="Emphasis">MakeIntResource</text:span> “macro” defined in <text:span text:style-name="Source_20_Text">Windows.pas</text:span>.</text:p>
      <text:list text:style-name="L15">
        <text:list-item>
          <text:p text:style-name="P60"><text:span text:style-name="Emphasis"><text:span text:style-name="T3">Parameter: </text:span></text:span><text:span text:style-name="Emphasis">ResID</text:span> - the resource identifier to check. </text:p>
        </text:list-item>
        <text:list-item>
          <text:p text:style-name="P78">Returns true if the identifier is numeric (as produced by <text:span text:style-name="Emphasis">MakeIntResource</text:span>) or false if it is a pointer to a null terminated string. </text:p>
        </text:list-item>
      </text:list>
      <text:p text:style-name="Prototype"><text:span text:style-name="T4">function</text:span> IsEqualResID(<text:span text:style-name="T4">const</text:span> R1, R2: PChar): Boolean;</text:p>
      <text:p text:style-name="Code_20_Explanation_20_with_20_Params">Checks for equality of two resource identifiers. To be equal the identifiers either be ordinal and have the same value or must both point to strings that have the same text when case is ignored.</text:p>
      <text:list text:style-name="L16">
        <text:list-item>
          <text:p text:style-name="P61"><text:span text:style-name="Emphasis"><text:span text:style-name="T3">Parameter: </text:span></text:span><text:span text:style-name="Emphasis">R1</text:span> - the first resource identifier to check. </text:p>
        </text:list-item>
        <text:list-item>
          <text:p text:style-name="P61"><text:span text:style-name="Emphasis"><text:span text:style-name="T3">Parameter: </text:span></text:span><text:span text:style-name="Emphasis">R2</text:span> - the second resource identifier to check. </text:p>
        </text:list-item>
        <text:list-item>
          <text:p text:style-name="P79">Returns true if the identifiers are equal and false otherwise. </text:p>
        </text:list-item>
      </text:list>
      <text:p text:style-name="Prototype"><text:span text:style-name="T4">function</text:span> ResIDToStr(<text:span text:style-name="T4">const</text:span> ResID: PChar): <text:span text:style-name="T4">string</text:span>;</text:p>
      <text:p text:style-name="Code_20_Explanation_20_with_20_Params">Converts a resource identifier into its string representation as defined on MSDN.</text:p>
      <text:list text:style-name="L17">
        <text:list-item>
          <text:p text:style-name="P63"><text:span text:style-name="Emphasis"><text:span text:style-name="T3">Parameter: </text:span></text:span><text:span text:style-name="Emphasis">ResID</text:span> - the resource identifier to convert. </text:p>
        </text:list-item>
        <text:list-item>
          <text:p text:style-name="P80">Returns the string representation. If the identifier is a string pointer then the string itself is returned. If the identifier is ordinal then the returned string is the integer value preceded by a # character. </text:p>
        </text:list-item>
      </text:list>
      <text:h text:style-name="Heading_20_1" text:outline-level="1"><text:bookmark text:name="Constants"/>Constants</text:h>
      <text:p text:style-name="Text_20_body">Some constants are defined to assist in setting some of the class properties.</text:p>
      <text:h text:style-name="Heading_20_2" text:outline-level="2"><text:bookmark-start text:name="Memory Flags Constants"/>Memory Flags Constants<text:bookmark-end text:name="Memory Flags Constants"/></text:h>
      <text:p text:style-name="Text_20_body">The following flags are used to form the bitmask in a resource entry's <text:span text:style-name="Emphasis">MemoryFlags</text:span> property. The first four constants in the table can or ORd together to form the bitmask. The final three constants are complements of the first three and are ANDed against the bitmask to remove their complement from the bitmask.</text:p>
      <table:table table:name="MemFlags" table:style-name="MemFlags">
        <table:table-column table:style-name="MemFlags.A"/>
        <table:table-column table:style-name="MemFlags.B"/>
        <table:table-column table:style-name="MemFlags.C"/>
        <table:table-row>
          <table:table-cell table:style-name="MemFlags.A1" office:value-type="string">
            <text:p text:style-name="Table_20_Heading">Constant</text:p>
          </table:table-cell>
          <table:table-cell table:style-name="MemFlags.A1" office:value-type="string">
            <text:p text:style-name="P1">Value</text:p>
          </table:table-cell>
          <table:table-cell table:style-name="MemFlags.C1" office:value-type="string">
            <text:p text:style-name="Table_20_Heading">Description</text:p>
          </table:table-cell>
        </table:table-row>
        <table:table-row>
          <table:table-cell table:style-name="MemFlags.A2" office:value-type="string">
            <text:p text:style-name="Table_20_Contents"><text:span text:style-name="Source_20_Text">RES_MF_MOVEABLE</text:span></text:p>
          </table:table-cell>
          <table:table-cell table:style-name="MemFlags.B2" office:value-type="string">
            <text:p text:style-name="P4"><text:span text:style-name="Source_20_Text">$0010</text:span></text:p>
          </table:table-cell>
          <table:table-cell table:style-name="MemFlags.C2" office:value-type="string">
            <text:p text:style-name="Table_20_Contents">The system can move the resource in memory. If this flag is not present the resource is fixed in memory.</text:p>
          </table:table-cell>
        </table:table-row>
        <table:table-row>
          <table:table-cell table:style-name="MemFlags.B2" office:value-type="string">
            <text:p text:style-name="Table_20_Contents"><text:span text:style-name="Source_20_Text">RES_MF_PURE</text:span></text:p>
          </table:table-cell>
          <table:table-cell table:style-name="MemFlags.B2" office:value-type="string">
            <text:p text:style-name="P4"><text:span text:style-name="Source_20_Text">$0020</text:span></text:p>
          </table:table-cell>
          <table:table-cell table:style-name="MemFlags.C2" office:value-type="string">
            <text:p text:style-name="Table_20_Contents">The resource contains <text:span text:style-name="Source_20_Text">DWORD</text:span> aligned data so that padding is not required. If this flag is not present the resource is not <text:span text:style-name="Source_20_Text">DWORD</text:span> aligned and must be padded.</text:p>
          </table:table-cell>
        </table:table-row>
        <table:table-row>
          <table:table-cell table:style-name="MemFlags.B2" office:value-type="string">
            <text:p text:style-name="Table_20_Contents"><text:span text:style-name="Source_20_Text">RES_MF_PRELOAD</text:span></text:p>
          </table:table-cell>
          <table:table-cell table:style-name="MemFlags.B2" office:value-type="string">
            <text:p text:style-name="P4"><text:span text:style-name="Source_20_Text">$0040</text:span></text:p>
          </table:table-cell>
          <table:table-cell table:style-name="MemFlags.C2" office:value-type="string">
            <text:p text:style-name="Table_20_Contents">The resource is to be loaded in memory just after the application itself has been loaded. If not present then loading of the resource may be deferred until required by the application.</text:p>
          </table:table-cell>
        </table:table-row>
        <table:table-row>
          <table:table-cell table:style-name="MemFlags.B2" office:value-type="string">
            <text:p text:style-name="Table_20_Contents"><text:span text:style-name="Source_20_Text">RES_MF_DISCARDABLE</text:span></text:p>
          </table:table-cell>
          <table:table-cell table:style-name="MemFlags.B2" office:value-type="string">
            <text:p text:style-name="P4"><text:span text:style-name="Source_20_Text">$1000</text:span></text:p>
          </table:table-cell>
          <table:table-cell table:style-name="MemFlags.C2" office:value-type="string">
            <text:p text:style-name="Table_20_Contents">If set then on low memory conditions, the resource can be removed from memory and then reloaded when the application needs it, otherwise the resource must remain in memory.</text:p>
          </table:table-cell>
        </table:table-row>
        <table:table-row>
          <table:table-cell table:style-name="MemFlags.B2" office:value-type="string">
            <text:p text:style-name="Table_20_Contents"><text:span text:style-name="Source_20_Text">RES_MF_FIXED</text:span></text:p>
          </table:table-cell>
          <table:table-cell table:style-name="MemFlags.B2" office:value-type="string">
            <text:p text:style-name="P4"><text:span text:style-name="Source_20_Text">$FFEF</text:span></text:p>
          </table:table-cell>
          <table:table-cell table:style-name="MemFlags.C2" office:value-type="string">
            <text:p text:style-name="Table_20_Contents">Complement of <text:span text:style-name="Source_20_Text">RES_MF_MOVEABLE</text:span>: used to remove this flag from the bitmask.</text:p>
          </table:table-cell>
        </table:table-row>
        <table:table-row>
          <table:table-cell table:style-name="MemFlags.B2" office:value-type="string">
            <text:p text:style-name="Table_20_Contents"><text:span text:style-name="Source_20_Text">RES_MF_IMPURE</text:span></text:p>
          </table:table-cell>
          <table:table-cell table:style-name="MemFlags.B2" office:value-type="string">
            <text:p text:style-name="P4"><text:span text:style-name="Source_20_Text">$FFDF</text:span></text:p>
          </table:table-cell>
          <table:table-cell table:style-name="MemFlags.C2" office:value-type="string">
            <text:p text:style-name="Table_20_Contents">Complement of <text:span text:style-name="Source_20_Text">RES_MF_IMPURE</text:span>: used to remove this flag from the bitmask.</text:p>
          </table:table-cell>
        </table:table-row>
        <table:table-row>
          <table:table-cell table:style-name="MemFlags.B2" office:value-type="string">
            <text:p text:style-name="Table_20_Contents"><text:span text:style-name="Source_20_Text">RES_MF_LOADONCALL</text:span></text:p>
          </table:table-cell>
          <table:table-cell table:style-name="MemFlags.B2" office:value-type="string">
            <text:p text:style-name="P4"><text:span text:style-name="Source_20_Text">$FFBF</text:span></text:p>
          </table:table-cell>
          <table:table-cell table:style-name="MemFlags.C2" office:value-type="string">
            <text:p text:style-name="Table_20_Contents">Complement of <text:span text:style-name="Source_20_Text">RES_MF_LOADONCALL</text:span>: used to remove this flag from the bitmask.</text:p>
          </table:table-cell>
        </table:table-row>
      </table:table>
      <text:p text:style-name="Text_20_body">Note that Windows NT ignores <text:span text:style-name="Source_20_Text">RES_MF_MOVEABLE</text:span>, <text:span text:style-name="Source_20_Text">RES_MF_IMPURE</text:span> and <text:span text:style-name="Source_20_Text">RES_MF_PRELOAD</text:span>.</text:p>
      <text:h text:style-name="Heading_20_2" text:outline-level="2"><text:bookmark-start text:name="Predefined Resource Types"/>Predefined Resource Types<text:bookmark-end text:name="Predefined Resource Types"/></text:h>
      <text:p text:style-name="Text_20_body">Delphi's Windows unit defines all the predefined resources types known at the time of writing except <text:span text:style-name="Source_20_Text">RT_HTML</text:span> and <text:span text:style-name="Source_20_Text">RT_MANIFEST</text:span>. Therefore these two type identifiers are defined in this unit for convenience:</text:p>
      <text:p text:style-name="P34"><text:tab/>RT_HTML = MakeIntResource(23);</text:p>
      <text:p text:style-name="Source_20_Code_20_Last"><text:tab/>RT_MANIFEST = MakeIntResource(24);</text:p>
      <text:p text:style-name="Text_20_body">See Appendix 1 for a description of all the predefined resource types. </text:p>
      <text:h text:style-name="Heading_20_1" text:outline-level="1"><text:bookmark text:name="Examples"/>Examples</text:h>
      <text:h text:style-name="Heading_20_2" text:outline-level="2"><text:bookmark text:name="eg1"/>Example 1: Loading a resource file</text:h>
      <text:p text:style-name="Text_20_body">In this first example we demonstrate how to create a resource file object and how to load a file into it. The following code fragment shows how this is done. </text:p>
      <text:p text:style-name="P3">var</text:p>
      <text:p text:style-name="Source_20_Code"><text:s text:c="2"/>ResFile: TPJResourceFile;</text:p>
      <text:p text:style-name="Source_20_Code"><text:s text:c="2"/>...</text:p>
      <text:p text:style-name="P3">begin</text:p>
      <text:p text:style-name="Source_20_Code"><text:s text:c="2"/>ResFile := TPJResourceFile.Create;</text:p>
      <text:p text:style-name="Source_20_Code"><text:s text:c="2"/><text:span text:style-name="T4">try</text:span></text:p>
      <text:p text:style-name="Source_20_Code"><text:s text:c="4"/>ResFile.LoadFromFile('MyResFile.res');</text:p>
      <text:p text:style-name="Source_20_Code"><text:s text:c="4"/>...</text:p>
      <text:p text:style-name="Source_20_Code"><text:s text:c="4"/><text:span text:style-name="Source_20_Comment">// Do something with resource file object</text:span></text:p>
      <text:p text:style-name="Source_20_Code"><text:s text:c="4"/>...</text:p>
      <text:p text:style-name="Source_20_Code"><text:s text:c="2"/><text:span text:style-name="T4">finally</text:span></text:p>
      <text:p text:style-name="Source_20_Code"><text:s text:c="4"/>ResFile.Free;</text:p>
      <text:p text:style-name="Source_20_Code"><text:s text:c="2"/><text:span text:style-name="T4">end</text:span>;</text:p>
      <text:p text:style-name="Source_20_Code_20_Last"><text:span text:style-name="T4">end</text:span>;</text:p>
      <text:p text:style-name="Text_20_body">First we create a <text:span text:style-name="Emphasis">TPJResourceFile</text:span> object and then use its <text:span text:style-name="Emphasis">LoadFromFile</text:span> method read a file from disk. We then process the file in some way and once we are finished we free the resource file object. That's all there is to it. Note that if the given file does not contain a valid 32 bit resource file an exception will be raised.</text:p>
      <text:p text:style-name="Text_20_body">We can also read resource data from a stream rather than loading from file by using the <text:span text:style-name="Emphasis">LoadFromStream</text:span> method of <text:span text:style-name="Emphasis">TPJResourceFile</text:span> in place of <text:span text:style-name="Emphasis">LoadFromFile</text:span>. </text:p>
      <text:h text:style-name="Heading_20_2" text:outline-level="2"><text:bookmark text:name="eg2"/>Example 2: Accessing all resources in a file</text:h>
      <text:p text:style-name="Text_20_body">In our next example we show how to scan through all the resources in a file and how to list some information about each one. The following example assumes we have created a resource files object <text:span text:style-name="Emphasis">ResFile</text:span> and have loaded a resource file into it (as in example 1). We also assume that the form contains a memo named <text:span text:style-name="Emphasis">Memo1</text:span>. Here is the code: </text:p>
      <text:p text:style-name="P3">var</text:p>
      <text:p text:style-name="Source_20_Code"><text:s text:c="2"/>ResFile: TPJResourceFile;</text:p>
      <text:p text:style-name="Source_20_Code"><text:s text:c="2"/>ResEntry: TPJResourceEntry;</text:p>
      <text:p text:style-name="Source_20_Code"><text:s text:c="2"/>EntryIdx: Integer;</text:p>
      <text:p text:style-name="P3">begin</text:p>
      <text:p text:style-name="Source_20_Code"><text:s text:c="2"/>...</text:p>
      <text:p text:style-name="Source_20_Code"><text:s text:c="2"/><text:span text:style-name="Source_20_Comment">// Assume ResFile contains a loaded resource file</text:span></text:p>
      <text:p text:style-name="Source_20_Code"><text:s text:c="2"/>...</text:p>
      <text:p text:style-name="Source_20_Code"><text:s text:c="2"/>Memo1.Clear;</text:p>
      <text:p text:style-name="Source_20_Code"><text:s text:c="2"/><text:span text:style-name="T4">for</text:span> EntryIdx := 0 <text:span text:style-name="T4">to </text:span>Pred(ResFile.EntryCount) <text:span text:style-name="T4">do</text:span></text:p>
      <text:p text:style-name="Source_20_Code"><text:s text:c="2"/><text:span text:style-name="T4">begin</text:span></text:p>
      <text:p text:style-name="Source_20_Code"><text:s text:c="4"/>ResEntry := ResFile.Entries[EntryIdx];</text:p>
      <text:p text:style-name="Source_20_Code"><text:s text:c="4"/>Memo1.Lines.Add(</text:p>
      <text:p text:style-name="Source_20_Code"><text:s text:c="6"/>Format(</text:p>
      <text:p text:style-name="Source_20_Code"><text:s text:c="8"/>'Type: "%s" <text:s text:c="2"/>Name: "%s" <text:s text:c="2"/>LanguageID: %0.4X',</text:p>
      <text:p text:style-name="Source_20_Code"><text:s text:c="8"/>[ResIDToStr(ResEntry.ResType), ResIDToStr(ResEntry.ResName),</text:p>
      <text:p text:style-name="Source_20_Code"><text:s text:c="8"/>ResEntry.LanguageID]</text:p>
      <text:p text:style-name="Source_20_Code"><text:s text:c="6"/>)</text:p>
      <text:p text:style-name="Source_20_Code"><text:s text:c="4"/>);</text:p>
      <text:p text:style-name="Source_20_Code"><text:s text:c="2"/><text:span text:style-name="T4">end</text:span>;</text:p>
      <text:p text:style-name="Source_20_Code"><text:s text:c="2"/>... </text:p>
      <text:p text:style-name="Source_20_Code"><text:s text:c="2"/><text:span text:style-name="Source_20_Comment">// Don't forget to free ResFile at some stage.</text:span></text:p>
      <text:p text:style-name="Source_20_Code_20_Last"><text:span text:style-name="T4">end</text:span>;</text:p>
      <text:p text:style-name="Text_20_body">This code uses both <text:span text:style-name="Emphasis">TPJResourceFile</text:span> and <text:span text:style-name="Emphasis">TPJResourceEntry</text:span> objects. The resource file's <text:span text:style-name="Emphasis">EntryCount</text:span> property tells us how many resources there are in the file. Each resource is represented by a <text:span text:style-name="Emphasis">TPJResourceEntry</text:span> object made available from the integer indexed <text:span text:style-name="Emphasis">Entries[]</text:span> array property. So we loop through all the valid indexes in <text:span text:style-name="Emphasis">Entries[]</text:span> and store a reference to each resource entry in turn. Having got the resource entry object we now access its <text:span text:style-name="Emphasis">ResType</text:span>, <text:span text:style-name="Emphasis">ResName</text:span> and <text:span text:style-name="Emphasis">LanguageID</text:span> properties to get the information we want to display.</text:p>
      <text:p text:style-name="Text_20_body">The details of each entry are formatted by Delphi's <text:span text:style-name="Emphasis">Format</text:span> function and added to <text:span text:style-name="Emphasis">Memo1</text:span>. Note that we use the <text:span text:style-name="Emphasis">ResIDToStr</text:span> helper function to get a string representation of the resource type and name. We display the language ID as a four digit hex number since the value is a <text:span text:style-name="Source_20_Text">Word</text:span>.</text:p>
      <text:p text:style-name="Text_20_body">You may have noticed that we have not freed any of the resource entry objects. This is not necessary since they are all freed automatically when the resource files object is freed (as shown in example 1). </text:p>
      <text:h text:style-name="Heading_20_2" text:outline-level="2"><text:bookmark text:name="eg3"/>Example 3: Finding a resource </text:h>
      <text:p text:style-name="Text_20_body">To find a resource we use either the <text:span text:style-name="Emphasis">FindEntry</text:span> or <text:span text:style-name="Emphasis">FindEntryIndex</text:span> methods. The difference is that <text:span text:style-name="Emphasis">FindEntry</text:span> returns the <text:span text:style-name="Emphasis">TPJResourceEntry</text:span> object for the entry (or <text:span text:style-name="T1">nil</text:span> if not found) while <text:span text:style-name="Emphasis">FindEntryIndex</text:span> returns the index of the entry in the <text:span text:style-name="Emphasis">Entries[]</text:span> property.</text:p>
      <text:p text:style-name="Text_20_body">Let's assume a resource file is loaded into the <text:span text:style-name="Emphasis">TPJResourceFile</text:span> variable <text:span text:style-name="Emphasis">ResFile</text:span>. We want to find a <text:span text:style-name="Source_20_Text">RT_HTML</text:span> resource named <text:span text:style-name="Source_20_Text">INDEX_HTML</text:span>. The following code checks if such a resource exists and displays its data size in a message box, or a message saying the resource doesn't exist. This first version of the code uses <text:span text:style-name="Emphasis">FindEntry</text:span>:</text:p>
      <text:p text:style-name="Source_20_Code"><text:span text:style-name="Source_20_Comment">// Version using FindEntry</text:span></text:p>
      <text:p text:style-name="P3">var</text:p>
      <text:p text:style-name="Source_20_Code"><text:s text:c="2"/>ResFile: TPJResourceFile;</text:p>
      <text:p text:style-name="Source_20_Code"><text:s text:c="2"/>Entry: TPJResourceEntry;</text:p>
      <text:p text:style-name="P3">begin</text:p>
      <text:p text:style-name="Source_20_Code"><text:s text:c="2"/>...</text:p>
      <text:p text:style-name="Source_20_Code"><text:s text:c="2"/><text:span text:style-name="Source_20_Comment">// Assume ResFile contains a loaded resource file</text:span></text:p>
      <text:p text:style-name="Source_20_Code"><text:s text:c="2"/>...</text:p>
      <text:p text:style-name="Source_20_Code"><text:s text:c="2"/>Entry := ResFile.FindEntry(RT_HTML, 'INDEX_HTML', $0809);</text:p>
      <text:p text:style-name="Source_20_Code"><text:s text:c="2"/><text:span text:style-name="T4">if </text:span>Assigned(Entry) <text:span text:style-name="T4">then</text:span></text:p>
      <text:p text:style-name="Source_20_Code"><text:s text:c="4"/>ShowMessageFmt(</text:p>
      <text:p text:style-name="Source_20_Code"><text:s text:c="6"/>'Data size for INDEX_HTML is %d',</text:p>
      <text:p text:style-name="Source_20_Code"><text:s text:c="6"/>[Entry.DataSize]</text:p>
      <text:p text:style-name="Source_20_Code"><text:s text:c="4"/>)</text:p>
      <text:p text:style-name="Source_20_Code"><text:s text:c="2"/><text:span text:style-name="T4">else</text:span></text:p>
      <text:p text:style-name="Source_20_Code"><text:s text:c="4"/>ShowMessage('Can''t find resource');</text:p>
      <text:p text:style-name="Source_20_Code"><text:s text:c="2"/>... </text:p>
      <text:p text:style-name="Source_20_Code"><text:s text:c="2"/><text:span text:style-name="Source_20_Comment">// Don't forget to free ResFile at some stage.</text:span></text:p>
      <text:p text:style-name="Source_20_Code_20_Last"><text:span text:style-name="T4">end</text:span><text:span text:style-name="T5">;</text:span></text:p>
      <text:p text:style-name="Text_20_body">This second version of the code shows how the same result is obtained with <text:span text:style-name="Emphasis">FindEntryIndex</text:span>:</text:p>
      <text:p text:style-name="Source_20_Code"><text:span text:style-name="Source_20_Comment">// Version using FindEntryIdex</text:span></text:p>
      <text:p text:style-name="P3">var</text:p>
      <text:p text:style-name="Source_20_Code"><text:s text:c="2"/>ResFile: TPJResourceFile;</text:p>
      <text:p text:style-name="Source_20_Code"><text:s text:c="2"/>Entry: TPJResourceEntry;</text:p>
      <text:p text:style-name="Source_20_Code"><text:s text:c="2"/>Idx: Integer;</text:p>
      <text:p text:style-name="P3">begin</text:p>
      <text:p text:style-name="Source_20_Code"><text:s text:c="2"/>...</text:p>
      <text:p text:style-name="Source_20_Code"><text:s text:c="2"/>Idx := fResFile.FindEntryIndex(RT_HTML, 'INDEX_HTML');</text:p>
      <text:p text:style-name="Source_20_Code"><text:s text:c="2"/><text:span text:style-name="T4">if</text:span> Idx &gt;= 0 <text:span text:style-name="T4">then</text:span></text:p>
      <text:p text:style-name="Source_20_Code"><text:s text:c="2"/><text:span text:style-name="T4">begin</text:span></text:p>
      <text:p text:style-name="Source_20_Code"><text:s text:c="4"/>Entry := fResFile.Entries[Idx];</text:p>
      <text:p text:style-name="Source_20_Code"><text:s text:c="4"/>ShowMessageFmt(</text:p>
      <text:p text:style-name="Source_20_Code"><text:s text:c="6"/>'Data size for INDEX_HTML is %d', [Entry.DataSize]</text:p>
      <text:p text:style-name="Source_20_Code"><text:s text:c="4"/>);</text:p>
      <text:p text:style-name="Source_20_Code"><text:s text:c="2"/><text:span text:style-name="T4">end</text:span></text:p>
      <text:p text:style-name="Source_20_Code"><text:s text:c="2"/>...</text:p>
      <text:p text:style-name="Source_20_Code_20_Last"><text:span text:style-name="T4">end</text:span>;</text:p>
      <text:p text:style-name="Text_20_body">Note that we have used the “short form” of the <text:span text:style-name="Emphasis">FindEntry</text:span> and <text:span text:style-name="Emphasis">FindEntryIndex</text:span> methods above: they find the first resource with the given type and name, irrespective of language. The long version of the methods finds a specific resource type, name and language. For example the following code finds a <text:span text:style-name="Source_20_Text">RT_HTML</text:span> resource named <text:span text:style-name="Source_20_Text">INDEX_HTML</text:span> with language $0809:</text:p>
      <text:p text:style-name="Source_20_Code"><text:span text:style-name="Source_20_Comment">// "Full" version of FindEntry</text:span></text:p>
      <text:p text:style-name="P3">var</text:p>
      <text:p text:style-name="Source_20_Code"><text:s text:c="2"/>ResFile: TPJResourceFile;</text:p>
      <text:p text:style-name="Source_20_Code"><text:s text:c="2"/>Entry: TPJResourceEntry;</text:p>
      <text:p text:style-name="P3">begin</text:p>
      <text:p text:style-name="Source_20_Code"><text:s text:c="2"/>...</text:p>
      <text:p text:style-name="Source_20_Code"><text:s text:c="2"/>Entry := ResFile.FindEntryIndex(RT_HTML, 'HTMLRES_HTML', $0809);</text:p>
      <text:p text:style-name="Source_20_Code"><text:s text:c="2"/><text:span text:style-name="T4">if</text:span> Assigned(Entry) <text:span text:style-name="T4">then</text:span></text:p>
      <text:p text:style-name="Source_20_Code"><text:s text:c="4"/>... etc ...</text:p>
      <text:p text:style-name="Source_20_Code_20_Last"><text:span text:style-name="T4">end</text:span>;</text:p>
      <text:h text:style-name="Heading_20_2" text:outline-level="2"><text:bookmark text:name="eg4"/>Example 4: Listing specific resources from a file </text:h>
      <text:p text:style-name="Text_20_body">We can use the <text:span text:style-name="Emphasis">IsMatching</text:span> method of <text:span text:style-name="Emphasis">TPJResourceEntry</text:span> to check if a specific resource matches given criteria. <text:span text:style-name="Emphasis">IsMatching</text:span> can match just a resource type, and resource type and name or can uniquely identify a resource in a file by matching its type, name and language. Like <text:span text:style-name="Emphasis">TPJResourceFile.FindEntry</text:span>, the language ID parameter is optional. The resource name parameter can be <text:span text:style-name="T1">nil</text:span> if we don't want to specify the name in the match.</text:p>
      <text:p text:style-name="Text_20_body">Given the above description of <text:span text:style-name="Emphasis">IsMatching</text:span>, we can list all the <text:span text:style-name="Source_20_Text">RT_HTML</text:span> resources in a resource file in a <text:span text:style-name="Emphasis">TMemo</text:span> with this code:</text:p>
      <text:p text:style-name="P3">var</text:p>
      <text:p text:style-name="Source_20_Code"><text:s text:c="2"/>ResFile: TPJResourceFile;</text:p>
      <text:p text:style-name="Source_20_Code"><text:s text:c="2"/>Entry: TPJResourceEntry;</text:p>
      <text:p text:style-name="Source_20_Code"><text:s text:c="2"/>Idx: Integer;</text:p>
      <text:p text:style-name="P3">begin</text:p>
      <text:p text:style-name="Source_20_Code"><text:s text:c="2"/>...</text:p>
      <text:p text:style-name="Source_20_Code"><text:s text:c="2"/><text:span text:style-name="Source_20_Comment">// Assume ResFile contains a loaded resource file</text:span></text:p>
      <text:p text:style-name="Source_20_Code"><text:s text:c="2"/>...</text:p>
      <text:p text:style-name="Source_20_Code"><text:s text:c="2"/><text:span text:style-name="T4">for</text:span> Idx := 0 <text:span text:style-name="T4">to</text:span> Pred(ResFile.EntryCount) <text:span text:style-name="T4">do</text:span></text:p>
      <text:p text:style-name="Source_20_Code"><text:s text:c="2"/><text:span text:style-name="T4">begin</text:span></text:p>
      <text:p text:style-name="Source_20_Code"><text:s text:c="4"/>Entry := ResFile.Entries[Idx];</text:p>
      <text:p text:style-name="Source_20_Code"><text:s text:c="4"/><text:span text:style-name="T4">if </text:span>Entry.IsMatching(RT_HTML, nil) <text:span text:style-name="T4">then</text:span></text:p>
      <text:p text:style-name="Source_20_Code"><text:s text:c="6"/>Memo1.Lines.Add(</text:p>
      <text:p text:style-name="Source_20_Code"><text:s text:c="8"/>Format('%s', [ResIDToStr(Entry.ResName)])</text:p>
      <text:p text:style-name="Source_20_Code"><text:s text:c="6"/>);</text:p>
      <text:p text:style-name="Source_20_Code"><text:s text:c="2"/><text:span text:style-name="T4">end</text:span>;</text:p>
      <text:p text:style-name="Source_20_Code"><text:s text:c="2"/>...</text:p>
      <text:p text:style-name="Source_20_Code_20_Last"><text:span text:style-name="T4">end</text:span>;</text:p>
      <text:p text:style-name="Text_20_body">To list only all the different language versions of the <text:span text:style-name="Source_20_Text">RT_HTML</text:span> resource named <text:span text:style-name="Source_20_Text">INDEX_HTML</text:span> we simply change the <text:span text:style-name="Emphasis">IsMatching</text:span> method call in the for loop to:</text:p>
      <text:p text:style-name="Source_20_Code_20_Last"><text:tab/>Entry.IsMatching(RT_HTML, 'INDEX_HTML')</text:p>
      <text:h text:style-name="Heading_20_2" text:outline-level="2"><text:bookmark text:name="eg5"/>Example 5: Adding or modifying a resource's data</text:h>
      <text:p text:style-name="Text_20_body">While the code in this unit does not understand the various resource data formats it does assist in reading, adding, updating and deleting the raw resource data. The <text:span text:style-name="Emphasis">TPJResourceEntry</text:span> class's <text:span text:style-name="Emphasis">Data</text:span> object exposes the resource data as a <text:span text:style-name="Emphasis">TStream</text:span> which means that we can use normal stream handling techniques to access the data.</text:p>
      <text:h text:style-name="Heading_20_3" text:outline-level="3">Reading the data</text:h>
      <text:p text:style-name="Text_20_body">The following code fragment shows how to read all the data from the resource to a buffer.</text:p>
      <text:p text:style-name="P3">var</text:p>
      <text:p text:style-name="Source_20_Code"><text:s text:c="2"/>Entry: TPJResourceEntry;</text:p>
      <text:p text:style-name="Source_20_Code"><text:s text:c="2"/>Buf: PByte;</text:p>
      <text:p text:style-name="P3">begin</text:p>
      <text:p text:style-name="Source_20_Code"><text:s text:c="2"/>...</text:p>
      <text:p text:style-name="Source_20_Code"><text:s text:c="2"/><text:span text:style-name="Source_20_Comment">// Make sure Entry references a resource object</text:span></text:p>
      <text:p text:style-name="Source_20_Code"><text:s text:c="2"/>...</text:p>
      <text:p text:style-name="Source_20_Code"><text:s text:c="2"/><text:span text:style-name="Source_20_Comment">// Create buffer of required size</text:span></text:p>
      <text:p text:style-name="Source_20_Code"><text:s text:c="2"/>GetMem(Buf, Entry.DataSize);</text:p>
      <text:p text:style-name="Source_20_Code"><text:s text:c="2"/><text:span text:style-name="T4">try</text:span></text:p>
      <text:p text:style-name="Source_20_Code"><text:s text:c="4"/><text:span text:style-name="Source_20_Comment">// Make sure resource data stream at start</text:span></text:p>
      <text:p text:style-name="Source_20_Code"><text:s text:c="4"/>Entry.Data.Position := 0;</text:p>
      <text:p text:style-name="Source_20_Code"><text:s text:c="4"/><text:span text:style-name="Source_20_Comment">// Read all resource data into buffer</text:span></text:p>
      <text:p text:style-name="Source_20_Code"><text:s text:c="4"/>Entry.Data.ReadBuffer(Buf^, Entry.DataSize);</text:p>
      <text:p text:style-name="Source_20_Code"><text:s text:c="4"/><text:span text:style-name="Source_20_Comment">// Rewind data stream again</text:span></text:p>
      <text:p text:style-name="Source_20_Code"><text:s text:c="4"/>Entry.Data.Position := 0;</text:p>
      <text:p text:style-name="Source_20_Code"><text:s text:c="4"/>...</text:p>
      <text:p text:style-name="Source_20_Code"><text:s text:c="4"/><text:span text:style-name="Source_20_Comment">// Do something with Buf</text:span></text:p>
      <text:p text:style-name="Source_20_Code"><text:s text:c="4"/>...</text:p>
      <text:p text:style-name="Source_20_Code"><text:s text:c="2"/><text:span text:style-name="T4">finally</text:span></text:p>
      <text:p text:style-name="Source_20_Code"><text:s text:c="4"/><text:span text:style-name="Source_20_Comment">// Release buffer</text:span></text:p>
      <text:p text:style-name="Source_20_Code"><text:s text:c="4"/>FreeMem(Buf);</text:p>
      <text:p text:style-name="Source_20_Code"><text:s text:c="2"/><text:span text:style-name="T4">end</text:span>;</text:p>
      <text:p text:style-name="Source_20_Code_20_Last"><text:span text:style-name="T4">end</text:span>;</text:p>
      <text:p text:style-name="Text_20_body">We first set the buffer to the required size using <text:span text:style-name="Emphasis">TPJResourceEntry</text:span>'s <text:span text:style-name="Emphasis">DataSize</text:span> property (The <text:span text:style-name="Emphasis">Data</text:span> property's own <text:span text:style-name="Emphasis">Size</text:span> property also gives this information). We now ensure the data stream is positioned at the start (you can't assume this!) and then read al the data into the buffer using <text:span text:style-name="Emphasis">TStream</text:span>'s <text:span text:style-name="Emphasis">ReadBuffer</text:span> method, and finally reposition the stream again ready for the next use. Having processed the data in the buffer in some way we finally free the buffer.</text:p>
      <text:p text:style-name="Text_20_body">It may be more convenient to copy the data stream to another stream. The next example illustrates this by storing the resource data in a file named <text:span text:style-name="Source_20_Text">ResEntry.dat</text:span>:</text:p>
      <text:p text:style-name="P3">var</text:p>
      <text:p text:style-name="Source_20_Code"><text:s text:c="2"/>Entry: TPJResourceEntry;</text:p>
      <text:p text:style-name="Source_20_Code"><text:s text:c="2"/>FS: TFileStream;</text:p>
      <text:p text:style-name="P3">begin</text:p>
      <text:p text:style-name="Source_20_Code"><text:s text:c="2"/>...</text:p>
      <text:p text:style-name="Source_20_Code"><text:s text:c="2"/><text:span text:style-name="Source_20_Comment">// Make sure Entry references a resource object</text:span></text:p>
      <text:p text:style-name="Source_20_Code"><text:s text:c="2"/>...</text:p>
      <text:p text:style-name="Source_20_Code"><text:s text:c="2"/><text:span text:style-name="Source_20_Comment">// Open stream onto new file</text:span></text:p>
      <text:p text:style-name="Source_20_Code"><text:s text:c="2"/>FS := TFileStream.Create('ResEntry.dat', fmCreate);</text:p>
      <text:p text:style-name="Source_20_Code"><text:s text:c="2"/><text:span text:style-name="T4">try</text:span></text:p>
      <text:p text:style-name="Source_20_Code"><text:s text:c="4"/><text:span text:style-name="Source_20_Comment">// Copy resource data to file</text:span></text:p>
      <text:p text:style-name="Source_20_Code"><text:s text:c="4"/>FS.CopyFrom(Entry.Data, 0);</text:p>
      <text:p text:style-name="Source_20_Code"><text:s text:c="4"/>Entry.Data.Position := 0;</text:p>
      <text:p text:style-name="Source_20_Code"><text:s text:c="2"/><text:span text:style-name="T4">finally</text:span></text:p>
      <text:p text:style-name="Source_20_Code"><text:s text:c="4"/><text:span text:style-name="Source_20_Comment">// Close the file</text:span></text:p>
      <text:p text:style-name="Source_20_Code"><text:s text:c="4"/>FS.Free;</text:p>
      <text:p text:style-name="Source_20_Code"><text:s text:c="2"/><text:span text:style-name="T4">end</text:span>;</text:p>
      <text:p text:style-name="Source_20_Code_20_Last"><text:span text:style-name="T4">end</text:span>;</text:p>
      <text:p text:style-name="Text_20_body">Here we first open a stream onto a new file. We then use <text:span text:style-name="Emphasis">TStream</text:span>'s <text:span text:style-name="Emphasis">CopyFrom</text:span> method to copy the whole of the resource data to the file stream. Note by specifying a size of 0 to the <text:span text:style-name="Emphasis">CopyFrom</text:span> method, <text:span text:style-name="Emphasis">TStream</text:span> automatically positions the resource data stream to the start and copies the whole stream, so we don't need to position it first. Once again we reset the resource data stream once we are done.</text:p>
      <text:h text:style-name="Heading_20_3" text:outline-level="3">Deleting data</text:h>
      <text:p text:style-name="Text_20_body">It is very easy to delete all the data in a resource: simply set the data stream's size to 0 as follows.</text:p>
      <text:p text:style-name="P3">var</text:p>
      <text:p text:style-name="Source_20_Code"><text:s text:c="2"/>Entry: TPJResourceEntry;</text:p>
      <text:p text:style-name="P3">begin</text:p>
      <text:p text:style-name="Source_20_Code"><text:s text:c="2"/>...</text:p>
      <text:p text:style-name="Source_20_Code"><text:s text:c="2"/><text:span text:style-name="Source_20_Comment">// Make sure Entry references a resource object</text:span></text:p>
      <text:p text:style-name="Source_20_Code"><text:s text:c="2"/>...</text:p>
      <text:p text:style-name="Source_20_Code"><text:s text:c="2"/>Entry.Data.Size := 0;</text:p>
      <text:p text:style-name="Source_20_Code"><text:s text:c="2"/>...</text:p>
      <text:p text:style-name="Source_20_Code_20_Last"><text:span text:style-name="T4">end</text:span>;</text:p>
      <text:p text:style-name="Text_20_body">Note that you must set the <text:span text:style-name="Emphasis">Size</text:span> property of the entry's <text:span text:style-name="Emphasis">Data</text:span> property here: you can't set the <text:span text:style-name="Emphasis">DataSize</text:span> property since it is read only.</text:p>
      <text:h text:style-name="Heading_20_3" text:outline-level="3">Writing data</text:h>
      <text:p text:style-name="Text_20_body">We can add data to an existing resource simply. Let's first look at how to overwrite the existing data and then show how to append data to an existing resource. For the purposes of this example, assume we have a user defined resource that stores some plain text. Again, Entry is a <text:span text:style-name="Emphasis">TPJResourceEntry</text:span> object that references our resource. We will replace any existing data with the text “Hello World”.</text:p>
      <text:p text:style-name="P3">var</text:p>
      <text:p text:style-name="Source_20_Code"><text:s text:c="2"/>Entry: TPJResourceEntry;</text:p>
      <text:p text:style-name="Source_20_Code"><text:s text:c="2"/>Text: <text:span text:style-name="T4">string</text:span>;</text:p>
      <text:p text:style-name="P3">begin</text:p>
      <text:p text:style-name="Source_20_Code"><text:s text:c="2"/>...</text:p>
      <text:p text:style-name="Source_20_Code"><text:s text:c="2"/><text:span text:style-name="Source_20_Comment">// Make sure Entry references a resource object</text:span></text:p>
      <text:p text:style-name="Source_20_Code"><text:s text:c="2"/>...</text:p>
      <text:p text:style-name="Source_20_Code"><text:s text:c="2"/><text:span text:style-name="Source_20_Comment">// Delete any existing data</text:span></text:p>
      <text:p text:style-name="Source_20_Code"><text:s text:c="2"/>Entry.Data.Size := 0;</text:p>
      <text:p text:style-name="Source_20_Code"><text:s text:c="2"/><text:span text:style-name="Source_20_Comment">// Write the required text</text:span></text:p>
      <text:p text:style-name="Source_20_Code"><text:s text:c="2"/>Text := 'Hello World';</text:p>
      <text:p text:style-name="Source_20_Code"><text:s text:c="2"/>Entry.Data.WriteBuffer(Text[1], Length(Text));</text:p>
      <text:p text:style-name="Source_20_Code"><text:s text:c="2"/><text:span text:style-name="Source_20_Comment">// Position data ready for reading</text:span></text:p>
      <text:p text:style-name="Source_20_Code"><text:s text:c="2"/>Entry.Data.Position := 0;</text:p>
      <text:p text:style-name="Source_20_Code"><text:s text:c="2"/>...</text:p>
      <text:p text:style-name="Source_20_Code_20_Last"><text:span text:style-name="T4">end</text:span>;</text:p>
      <text:p text:style-name="Text_20_body">The only point of note here is the use of one of the normal idioms is writing a string to a stream: we can't just do <text:span text:style-name="Source_20_Text">WriteBuffer(Text, Length(Text))</text:span>, but must either specify <text:span text:style-name="Source_20_Text">Text[1]</text:span> or <text:span text:style-name="Source_20_Text">PChar(Text)^</text:span>. Since this is an attribute of <text:span text:style-name="Emphasis">TStream</text:span> rather than the resource file code, it is outside the scope of this document to discuss why!</text:p>
      <text:p text:style-name="Text_20_body">Now let's look at how we add more text to the end of the resource data:</text:p>
      <text:p text:style-name="P3">var</text:p>
      <text:p text:style-name="Source_20_Code"><text:s text:c="2"/>Entry: TPJResourceEntry;</text:p>
      <text:p text:style-name="Source_20_Code"><text:s text:c="2"/>Text: <text:span text:style-name="T4">string</text:span>;</text:p>
      <text:p text:style-name="P3">begin</text:p>
      <text:p text:style-name="Source_20_Code"><text:s text:c="2"/>...</text:p>
      <text:p text:style-name="Source_20_Code"><text:s text:c="2"/><text:span text:style-name="Source_20_Comment">// Make sure Entry references a resource object</text:span></text:p>
      <text:p text:style-name="Source_20_Code"><text:s text:c="2"/>...</text:p>
      <text:p text:style-name="Source_20_Code"><text:s text:c="2"/><text:span text:style-name="Source_20_Comment">// Move to end of existing data</text:span></text:p>
      <text:p text:style-name="Source_20_Code"><text:s text:c="2"/>Entry.Data.Seek(0, soFromEnd);</text:p>
      <text:p text:style-name="Source_20_Code"><text:s text:c="2"/><text:span text:style-name="Source_20_Comment">// Write new text</text:span></text:p>
      <text:p text:style-name="Source_20_Code"><text:s text:c="2"/>Text := ' From DelphiDabbler';</text:p>
      <text:p text:style-name="Source_20_Code"><text:s text:c="2"/>Entry.Data.WriteBuffer(Text[1], Length(Text));</text:p>
      <text:p text:style-name="Source_20_Code"><text:s text:c="2"/>Text := #13#10'www.delphidabbler.com';</text:p>
      <text:p text:style-name="Source_20_Code"><text:s text:c="2"/>Entry.Data.WriteBuffer(Text[1], Length(Text));</text:p>
      <text:p text:style-name="Source_20_Code"><text:s text:c="2"/><text:span text:style-name="Source_20_Comment">// Reposition stream to start</text:span></text:p>
      <text:p text:style-name="Source_20_Code"><text:s text:c="2"/>Entry.Data.Position := 0;</text:p>
      <text:p text:style-name="Source_20_Code"><text:s text:c="2"/>...</text:p>
      <text:p text:style-name="Source_20_Code_20_Last"><text:span text:style-name="T4">end</text:span>;</text:p>
      <text:p text:style-name="Text_20_body">Here we move the stream pointer to the end of the stream so the text we write is appended to any existing data. Given the two examples above the data ends up holding the following two lines of text:</text:p>
      <text:p text:style-name="Text_20_body"><text:span text:style-name="Source_20_Text"><text:tab/>Hello World from DelphiDabbler<text:line-break/><text:tab/>www.delphidabbler.com</text:span></text:p>
      <text:h text:style-name="Heading_20_2" text:outline-level="2"><text:bookmark text:name="eg6"/>Example 6: Adding a new resources to a file </text:h>
      <text:p text:style-name="Text_20_body">We can add a new resource to an existing file using <text:span text:style-name="Emphasis">TPJResourceFile</text:span>'s <text:span text:style-name="Emphasis">AddEntry</text:span> method. The new resource must be uniquely named within the resource file (i.e. its combined resource type, name and language id must be unique) otherwise an exception will be raised. There are two versions of the <text:span text:style-name="Emphasis">AddEntry</text:span> method - the first simply adds a new empty resource with zeroed header properties while the second version adds a renamed copy of an existing resource. Both versions of <text:span text:style-name="Emphasis">AddEntry</text:span> take an optional language identifier. If this is not specified the resource is language neutral (<text:span text:style-name="Emphasis">LanguageID</text:span> = 0).</text:p>
      <text:p text:style-name="Text_20_body">The following code snippet adds four new resource to an existing resource file object:</text:p>
      <text:list text:style-name="L18">
        <text:list-item>
          <text:p text:style-name="P30">An empty, language neutral, <text:span text:style-name="Source_20_Text">RCDATA</text:span> resource with ordinal name 42. The <text:span text:style-name="Emphasis">MemoryFlags</text:span> property is then set to “Discardable” and its data is set to “Hello World” </text:p>
        </text:list-item>
        <text:list-item>
          <text:p text:style-name="P30">A new language neutral <text:span text:style-name="Source_20_Text">RCDATA</text:span> resource that is a copy of the first entry but named <text:span text:style-name="Source_20_Text">FORTYTWO</text:span>. This resource has the same <text:span text:style-name="Emphasis">MemoryFlags</text:span> and <text:span text:style-name="Emphasis">Data</text:span>. </text:p>
        </text:list-item>
        <text:list-item>
          <text:p text:style-name="P30">A new <text:span text:style-name="Source_20_Text">RCDATA</text:span> resource also named <text:span text:style-name="Source_20_Text">FORTYTWO</text:span> but with language ID of $0809. Again this resource is a copy of the first resource. </text:p>
        </text:list-item>
        <text:list-item>
          <text:p text:style-name="P25">A new empty <text:span text:style-name="Source_20_Text">RCDATA</text:span> resource named 42 with language ID of $0809. </text:p>
        </text:list-item>
      </text:list>
      <text:p text:style-name="P3">var</text:p>
      <text:p text:style-name="Source_20_Code"><text:s text:c="2"/>ResFile: TPJResourceFile;</text:p>
      <text:p text:style-name="Source_20_Code"><text:s text:c="2"/>Entry1, Entry2,</text:p>
      <text:p text:style-name="Source_20_Code"><text:s text:c="2"/>Entry3, Entry4: TPJResourceEntry;</text:p>
      <text:p text:style-name="P3">const</text:p>
      <text:p text:style-name="Source_20_Code"><text:s text:c="2"/>s42 = 'FORTYTWO';</text:p>
      <text:p text:style-name="Source_20_Code"><text:s text:c="2"/>ord42 = MakeIntResource(42);</text:p>
      <text:p text:style-name="Source_20_Code"><text:s text:c="2"/>sHello = 'Hello World';</text:p>
      <text:p text:style-name="P3">begin</text:p>
      <text:p text:style-name="Source_20_Code"><text:s text:c="2"/>...</text:p>
      <text:p text:style-name="Source_20_Code"><text:s text:c="2"/><text:span text:style-name="Source_20_Comment">// Assume ResFile references a valid object</text:span></text:p>
      <text:p text:style-name="Source_20_Code"><text:s text:c="2"/>...</text:p>
      <text:p text:style-name="Source_20_Code"><text:s text:c="2"/><text:span text:style-name="Source_20_Comment">// Create 1st entry: empty</text:span></text:p>
      <text:p text:style-name="Source_20_Code"><text:s text:c="2"/>Entry1 := fResFile.AddEntry(RT_RCDATA, ord42);</text:p>
      <text:p text:style-name="Source_20_Code"><text:s text:c="2"/><text:span text:style-name="Source_20_Comment">// now set mem flags and data</text:span></text:p>
      <text:p text:style-name="Source_20_Code"><text:s text:c="2"/>Entry1.MemoryFlags := RES_MF_DISCARDABLE;</text:p>
      <text:p text:style-name="Source_20_Code"><text:s text:c="2"/>Entry1.Data.WriteBuffer(PChar(sHello)^, Length(sHello));</text:p>
      <text:p text:style-name="Source_20_Code"><text:s text:c="2"/>Entry1.Data.Position := 0;</text:p>
      <text:p text:style-name="Source_20_Code"><text:s text:c="2"/><text:span text:style-name="Source_20_Comment">// Create 2nd entry as copy of entry 1</text:span></text:p>
      <text:p text:style-name="Source_20_Code"><text:s text:c="2"/>Entry2 := fResFile.AddEntry(Entry1, s42);</text:p>
      <text:p text:style-name="Source_20_Code"><text:s text:c="2"/><text:span text:style-name="Source_20_Comment">// Create 3rd entry as copy of entry 1 with language id</text:span></text:p>
      <text:p text:style-name="Source_20_Code"><text:s text:c="2"/>Entry3 := fResFile.AddEntry(Entry1, s42, $0809);</text:p>
      <text:p text:style-name="Source_20_Code"><text:s text:c="2"/><text:span text:style-name="Source_20_Comment">// Create 4th entry: empty with language id</text:span></text:p>
      <text:p text:style-name="Source_20_Code"><text:s text:c="2"/>Entry4 := fResFile.AddEntry(RT_RCDATA, ord42, $0809);</text:p>
      <text:p text:style-name="Source_20_Code"><text:s text:c="2"/>...</text:p>
      <text:p text:style-name="Source_20_Code"><text:s text:c="2"/><text:span text:style-name="Source_20_Comment">// Do something with the entries</text:span></text:p>
      <text:p text:style-name="Source_20_Code"><text:s text:c="2"/>...</text:p>
      <text:p text:style-name="Source_20_Code_20_Last"><text:span text:style-name="T4">end</text:span>;</text:p>
      <text:p text:style-name="Text_20_body">The entries we have created have the following properties:</text:p>
      <table:table table:name="Eg6Properties" table:style-name="Eg6Properties">
        <table:table-column table:style-name="Eg6Properties.A"/>
        <table:table-column table:style-name="Eg6Properties.B" table:number-columns-repeated="3"/>
        <table:table-column table:style-name="Eg6Properties.E"/>
        <table:table-row>
          <table:table-cell table:style-name="Eg6Properties.A1" office:value-type="string">
            <text:p text:style-name="P2"/>
          </table:table-cell>
          <table:table-cell table:style-name="Eg6Properties.A1" office:value-type="string">
            <text:p text:style-name="Table_20_Heading">Entry 1</text:p>
          </table:table-cell>
          <table:table-cell table:style-name="Eg6Properties.A1" office:value-type="string">
            <text:p text:style-name="Table_20_Heading">Entry 2</text:p>
          </table:table-cell>
          <table:table-cell table:style-name="Eg6Properties.A1" office:value-type="string">
            <text:p text:style-name="Table_20_Heading">Entry 3</text:p>
          </table:table-cell>
          <table:table-cell table:style-name="Eg6Properties.E1" office:value-type="string">
            <text:p text:style-name="Table_20_Heading">Entry 4</text:p>
          </table:table-cell>
        </table:table-row>
        <table:table-row>
          <table:table-cell table:style-name="Eg6Properties.A2" office:value-type="string">
            <text:p text:style-name="P2">Type</text:p>
          </table:table-cell>
          <table:table-cell table:style-name="Eg6Properties.B2" office:value-type="string">
            <text:p text:style-name="P4"><text:span text:style-name="Source_20_Text">RT_RCDATA</text:span></text:p>
          </table:table-cell>
          <table:table-cell table:style-name="Eg6Properties.B2" office:value-type="string">
            <text:p text:style-name="P4"><text:span text:style-name="Source_20_Text">RT_RCDATA</text:span></text:p>
          </table:table-cell>
          <table:table-cell table:style-name="Eg6Properties.B2" office:value-type="string">
            <text:p text:style-name="P4"><text:span text:style-name="Source_20_Text">RT_RCDATA</text:span></text:p>
          </table:table-cell>
          <table:table-cell table:style-name="Eg6Properties.E2" office:value-type="string">
            <text:p text:style-name="P4"><text:span text:style-name="Source_20_Text">RT_RCDATA</text:span></text:p>
          </table:table-cell>
        </table:table-row>
        <table:table-row>
          <table:table-cell table:style-name="Eg6Properties.A2" office:value-type="string">
            <text:p text:style-name="P2">Name</text:p>
          </table:table-cell>
          <table:table-cell table:style-name="Eg6Properties.B2" office:value-type="string">
            <text:p text:style-name="P4">42</text:p>
          </table:table-cell>
          <table:table-cell table:style-name="Eg6Properties.B2" office:value-type="string">
            <text:p text:style-name="P4"><text:span text:style-name="Source_20_Text">FORTYTWO</text:span></text:p>
          </table:table-cell>
          <table:table-cell table:style-name="Eg6Properties.B2" office:value-type="string">
            <text:p text:style-name="P4"><text:span text:style-name="Source_20_Text">FORTYTWO</text:span></text:p>
          </table:table-cell>
          <table:table-cell table:style-name="Eg6Properties.E2" office:value-type="string">
            <text:p text:style-name="P4">42</text:p>
          </table:table-cell>
        </table:table-row>
        <table:table-row>
          <table:table-cell table:style-name="Eg6Properties.A2" office:value-type="string">
            <text:p text:style-name="P2">LanguageID</text:p>
          </table:table-cell>
          <table:table-cell table:style-name="Eg6Properties.B2" office:value-type="string">
            <text:p text:style-name="P4">0</text:p>
          </table:table-cell>
          <table:table-cell table:style-name="Eg6Properties.B2" office:value-type="string">
            <text:p text:style-name="P4">0</text:p>
          </table:table-cell>
          <table:table-cell table:style-name="Eg6Properties.B2" office:value-type="string">
            <text:p text:style-name="P4">$0809</text:p>
          </table:table-cell>
          <table:table-cell table:style-name="Eg6Properties.E2" office:value-type="string">
            <text:p text:style-name="P4">$0809</text:p>
          </table:table-cell>
        </table:table-row>
        <table:table-row>
          <table:table-cell table:style-name="Eg6Properties.A2" office:value-type="string">
            <text:p text:style-name="P2">MemoryFlags</text:p>
          </table:table-cell>
          <table:table-cell table:style-name="Eg6Properties.B2" office:value-type="string">
            <text:p text:style-name="P4">$0100</text:p>
          </table:table-cell>
          <table:table-cell table:style-name="Eg6Properties.B2" office:value-type="string">
            <text:p text:style-name="P4">$0100</text:p>
          </table:table-cell>
          <table:table-cell table:style-name="Eg6Properties.B2" office:value-type="string">
            <text:p text:style-name="P4">$0100</text:p>
          </table:table-cell>
          <table:table-cell table:style-name="Eg6Properties.E2" office:value-type="string">
            <text:p text:style-name="P4">0</text:p>
          </table:table-cell>
        </table:table-row>
        <table:table-row>
          <table:table-cell table:style-name="Eg6Properties.A2" office:value-type="string">
            <text:p text:style-name="P2">Data</text:p>
          </table:table-cell>
          <table:table-cell table:style-name="Eg6Properties.B2" office:value-type="string">
            <text:p text:style-name="P4">"Hello World"</text:p>
          </table:table-cell>
          <table:table-cell table:style-name="Eg6Properties.B2" office:value-type="string">
            <text:p text:style-name="P4">"Hello World"</text:p>
          </table:table-cell>
          <table:table-cell table:style-name="Eg6Properties.B2" office:value-type="string">
            <text:p text:style-name="P4">"Hello World"</text:p>
          </table:table-cell>
          <table:table-cell table:style-name="Eg6Properties.E2" office:value-type="string">
            <text:p text:style-name="P4">&lt;empty&gt;</text:p>
          </table:table-cell>
        </table:table-row>
      </table:table>
      <text:h text:style-name="Heading_20_2" text:outline-level="2"><text:bookmark text:name="eg7"/>Example 7: Checking is a resource exists </text:h>
      <text:p text:style-name="Text_20_body">We noted above that an exception is raised in a duplicate resource is added to a file. To prevent this we may need to check if a resource exists and we can do this with the <text:span text:style-name="Emphasis">EntryExists</text:span> method of <text:span text:style-name="Emphasis">TPJResourceFile</text:span> as follows:</text:p>
      <text:p text:style-name="P3">var</text:p>
      <text:p text:style-name="Source_20_Code"><text:s text:c="2"/>ResFile: TPJResourceFile;</text:p>
      <text:p text:style-name="Source_20_Code"><text:s text:c="2"/>Entry: TPJResourceEntry;</text:p>
      <text:p text:style-name="P3">begin</text:p>
      <text:p text:style-name="Source_20_Code"><text:s text:c="2"/>...</text:p>
      <text:p text:style-name="Source_20_Code"><text:s text:c="2"/><text:span text:style-name="Source_20_Comment">// Assume ResFile references a valid object</text:span></text:p>
      <text:p text:style-name="Source_20_Code"><text:s text:c="2"/>...</text:p>
      <text:p text:style-name="Source_20_Code"><text:s text:c="2"/><text:span text:style-name="T4">if not </text:span>ResFile.EntryExists(RT_RCDATA, 'FORTYTWO', $0809) <text:span text:style-name="T4">then</text:span></text:p>
      <text:p text:style-name="Source_20_Code"><text:s text:c="4"/>Entry := ResFile.AddEntry(RT_RCDATA, 'FORTYTWO', $0809);</text:p>
      <text:p text:style-name="Source_20_Code"><text:s text:c="2"/>...</text:p>
      <text:p text:style-name="Source_20_Code_20_Last"><text:span text:style-name="T4">end</text:span>;</text:p>
      <text:p text:style-name="Text_20_body">Note that the language id parameter to <text:span text:style-name="Emphasis">EntryExists</text:span> is optional and if omitted the function checks if any resource with the given type and name exists. Furthermore, specifying <text:span text:style-name="T1">nil</text:span> for the resource name makes the routine check if any resource of the given type exists. So to check if a resource file contains any <text:span text:style-name="Source_20_Text">RCDATA</text:span> resources use:</text:p>
      <text:p text:style-name="Source_20_Code"><text:span text:style-name="T4">if </text:span>ResFile.EntryExists(RT_RCDATA, nil) <text:span text:style-name="T4">then</text:span></text:p>
      <text:p text:style-name="Source_20_Code_20_Last"><text:s text:c="2"/><text:span text:style-name="Source_20_Comment">// We have RCDATA resources in the file</text:span></text:p>
      <text:h text:style-name="Heading_20_2" text:outline-level="2"><text:bookmark text:name="eg8"/>Example 8: Deleting resources</text:h>
      <text:p text:style-name="Text_20_body">We can delete all resources from a resource file simply by calling the <text:span text:style-name="Emphasis">Clear</text:span> method of <text:span text:style-name="Emphasis">TPJResourceFile</text:span>. In addition to deleting the resources it also frees all the <text:span text:style-name="Emphasis">TPJResourceEntry</text:span> instances.</text:p>
      <text:p text:style-name="P3">var</text:p>
      <text:p text:style-name="Source_20_Code"><text:s text:c="2"/>ResFile: TPJResourceFile;</text:p>
      <text:p text:style-name="P3">begin</text:p>
      <text:p text:style-name="Source_20_Code"><text:s text:c="2"/>...</text:p>
      <text:p text:style-name="Source_20_Code"><text:s text:c="2"/><text:span text:style-name="Source_20_Comment">// Assume ResFile is a valid resource file object</text:span></text:p>
      <text:p text:style-name="Source_20_Code"><text:s text:c="2"/>...</text:p>
      <text:p text:style-name="Source_20_Code"><text:s text:c="2"/><text:span text:style-name="Source_20_Comment">// Delete all resources</text:span></text:p>
      <text:p text:style-name="Source_20_Code"><text:s text:c="2"/>ResFile.Clear;</text:p>
      <text:p text:style-name="Source_20_Code"><text:s text:c="2"/>...</text:p>
      <text:p text:style-name="Source_20_Code_20_Last"><text:span text:style-name="T4">end</text:span>;</text:p>
      <text:p text:style-name="Text_20_body">A single resource can be deleted from the resource file using the <text:span text:style-name="Emphasis">TPJResourceFile.DeleteEntry</text:span> method. This checks if the file contains the resource and deletes it if so. However, the resource entry object is not freed. While this behaviour may be useful, it is not recommended. The preferred method is simply to free the resource entry instance. Freeing a <text:span text:style-name="Emphasis">TPJResourceEntry</text:span> object automatically removes it from the resource file.</text:p>
      <text:p text:style-name="Text_20_body">So, to remove a single resource <text:span text:style-name="Emphasis">ResEntry</text:span> from the resource file use the following code:</text:p>
      <text:p text:style-name="P3">var</text:p>
      <text:p text:style-name="Source_20_Code"><text:s text:c="2"/>Entry: TPJResourceEntry;</text:p>
      <text:p text:style-name="P3">begin</text:p>
      <text:p text:style-name="Source_20_Code"><text:s text:c="2"/>...</text:p>
      <text:p text:style-name="Source_20_Code"><text:s text:c="2"/><text:span text:style-name="Source_20_Comment">// Assume ResEntry references a valid object</text:span></text:p>
      <text:p text:style-name="Source_20_Code"><text:s text:c="2"/>...</text:p>
      <text:p text:style-name="Source_20_Code"><text:s text:c="2"/><text:span text:style-name="Source_20_Comment">// Delete the object from its resource file</text:span></text:p>
      <text:p text:style-name="Source_20_Code"><text:s text:c="2"/>Entry.Free;</text:p>
      <text:p text:style-name="Source_20_Code"><text:s text:c="2"/>...</text:p>
      <text:p text:style-name="Source_20_Code_20_Last"><text:span text:style-name="T4">end</text:span>;</text:p>
      <text:h text:style-name="Heading_20_2" text:outline-level="2"><text:bookmark text:name="eg9"/>Example 9: Saving a resource file </text:h>
      <text:p text:style-name="Text_20_body">Now that we have learned how to modify a resource file, it's time to know how to save it. We simply use the <text:span text:style-name="Emphasis">SaveToFile</text:span> or <text:span text:style-name="Emphasis">SaveToStream</text:span> methods of <text:span text:style-name="Emphasis">TPJResourceFile</text:span>. The following code shows how to use <text:span text:style-name="Emphasis">SaveToFile</text:span>:</text:p>
      <text:p text:style-name="P3">var</text:p>
      <text:p text:style-name="Source_20_Code"><text:s text:c="2"/>ResFile: TPJResourceFile;</text:p>
      <text:p text:style-name="P3">begin</text:p>
      <text:p text:style-name="Source_20_Code"><text:s text:c="2"/><text:span text:style-name="Source_20_Comment">// Assume ResFile references a valid object</text:span></text:p>
      <text:p text:style-name="Source_20_Code"><text:s text:c="2"/>...</text:p>
      <text:p text:style-name="Source_20_Code"><text:s text:c="2"/><text:span text:style-name="Source_20_Comment">// Save the file to 'MyResource.res'</text:span></text:p>
      <text:p text:style-name="Source_20_Code"><text:s text:c="2"/>ResFile.SaveToFile('MyResource.res');</text:p>
      <text:p text:style-name="Source_20_Code_20_Last"><text:span text:style-name="T4">end</text:span>;</text:p>
      <text:h text:style-name="Heading_20_2" text:outline-level="2"><text:bookmark text:name="eg10"/>Example 10: A practical example </text:h>
      <text:p text:style-name="Text_20_body">Having given some contrived examples of most of the functionality in the <text:span text:style-name="Source_20_Text"><text:span text:style-name="T2">PJResFile</text:span></text:span> unit, let us close by presenting a useful example that uses several of the methods we have reviewed.</text:p>
      <text:p text:style-name="Text_20_body">We will create a routine that takes a list of HTML and related files and create a resource file which has a unique resource HTML resource for each file. Such resources can be used for display in Internet Explorer, using the res:// protocol. See my article “<text:a xlink:type="simple" xlink:href="http://www.delphidabbler.com/articles.php?article=10">How to create and use HTML resource files</text:a>” for more information on this subject.</text:p>
      <text:p text:style-name="Text_20_body">Here is the code of the routine: </text:p>
      <text:p text:style-name="Source_20_Code"><text:span text:style-name="T4">procedure</text:span> BuildHTMLResFile(<text:span text:style-name="T4">const </text:span>Files: TStrings;</text:p>
      <text:p text:style-name="Source_20_Code"><text:s text:c="2"/><text:span text:style-name="T4">const </text:span>ResFileName: <text:span text:style-name="T4">string</text:span>);</text:p>
      <text:p text:style-name="P3">var</text:p>
      <text:p text:style-name="Source_20_Code"><text:s text:c="2"/>ResFile: TPJResourceFile; <text:span text:style-name="Source_20_Comment">// res file object</text:span></text:p>
      <text:p text:style-name="Source_20_Code"><text:s text:c="2"/>Entry: TPJResourceEntry; <text:s/><text:span text:style-name="Source_20_Comment">// a resource entry</text:span></text:p>
      <text:p text:style-name="Source_20_Code"><text:s text:c="2"/>ResName: <text:span text:style-name="T4">string</text:span>; <text:s text:c="9"/><text:span text:style-name="Source_20_Comment">// a resource name</text:span></text:p>
      <text:p text:style-name="Source_20_Code"><text:s text:c="2"/>SrcFileName: <text:span text:style-name="T4">string</text:span>; <text:s text:c="5"/><text:span text:style-name="Source_20_Comment">// a source file name</text:span></text:p>
      <text:p text:style-name="Source_20_Code"><text:s text:c="2"/>SrcStm: TFileStream; <text:s text:c="5"/><text:span text:style-name="Source_20_Comment">// source file stream</text:span></text:p>
      <text:p text:style-name="Source_20_Code"><text:s text:c="2"/>FileIdx: Integer; <text:s text:c="8"/><text:span text:style-name="Source_20_Comment">// loops thru Files</text:span></text:p>
      <text:p text:style-name="P3">begin</text:p>
      <text:p text:style-name="Source_20_Code"><text:s text:c="2"/><text:span text:style-name="Source_20_Comment">// Create new empty resource file object</text:span></text:p>
      <text:p text:style-name="Source_20_Code"><text:s text:c="2"/>ResFile := TPJResourceFile.Create;</text:p>
      <text:p text:style-name="Source_20_Code"><text:s text:c="2"/><text:span text:style-name="T4">try</text:span></text:p>
      <text:p text:style-name="Source_20_Code"><text:s text:c="4"/><text:span text:style-name="Source_20_Comment">// Loop thru all source files</text:span></text:p>
      <text:p text:style-name="Source_20_Code"><text:s text:c="4"/><text:span text:style-name="T4">for </text:span>FileIdx := 0 <text:span text:style-name="T4">to </text:span>Pred(Files.Count) <text:span text:style-name="T4">do</text:span></text:p>
      <text:p text:style-name="Source_20_Code"><text:s text:c="4"/><text:span text:style-name="T4">begin</text:span></text:p>
      <text:p text:style-name="Source_20_Code"><text:s text:c="6"/><text:span text:style-name="Source_20_Comment">// Record source file name</text:span></text:p>
      <text:p text:style-name="Source_20_Code"><text:s text:c="6"/>SrcFileName := Files[FileIdx];</text:p>
      <text:p text:style-name="Source_20_Code"><text:s text:c="6"/><text:span text:style-name="Source_20_Comment">// Get resource name from source name</text:span></text:p>
      <text:p text:style-name="Source_20_Code"><text:s text:c="6"/>ResName := ExtractFileName(SrcFileName);</text:p>
      <text:p text:style-name="Source_20_Code"><text:s text:c="6"/><text:span text:style-name="Source_20_Comment">// Ensure res name is not a duplicate</text:span></text:p>
      <text:p text:style-name="Source_20_Code"><text:s text:c="6"/><text:span text:style-name="T4">while </text:span>ResFile.EntryExists(RT_HTML, PChar(ResName), $0809) <text:span text:style-name="T4">do</text:span></text:p>
      <text:p text:style-name="Source_20_Code"><text:s text:c="8"/>ResName := '_' + ResName;</text:p>
      <text:p text:style-name="Source_20_Code"><text:s text:c="6"/><text:span text:style-name="Source_20_Comment">// Create new resource</text:span></text:p>
      <text:p text:style-name="Source_20_Code"><text:s text:c="6"/>Entry := ResFile.AddEntry(RT_HTML, PChar(ResName), $0809);</text:p>
      <text:p text:style-name="Source_20_Code"><text:s text:c="6"/><text:span text:style-name="Source_20_Comment">// Copy source file into resource data</text:span></text:p>
      <text:p text:style-name="Source_20_Code"><text:s text:c="6"/>SrcStm := TFileStream.Create(SrcFileName, fmOpenRead);</text:p>
      <text:p text:style-name="Source_20_Code"><text:s text:c="6"/><text:span text:style-name="T4">try</text:span></text:p>
      <text:p text:style-name="Source_20_Code"><text:s text:c="8"/>Entry.Data.CopyFrom(SrcStm, 0);</text:p>
      <text:p text:style-name="Source_20_Code"><text:s text:c="8"/>Entry.Data.Position := 0;</text:p>
      <text:p text:style-name="Source_20_Code"><text:s text:c="6"/><text:span text:style-name="T4">finally</text:span></text:p>
      <text:p text:style-name="Source_20_Code"><text:s text:c="8"/>SrcStm.Free;</text:p>
      <text:p text:style-name="Source_20_Code"><text:s text:c="6"/><text:span text:style-name="T4">end</text:span>;</text:p>
      <text:p text:style-name="Source_20_Code"><text:s text:c="4"/><text:span text:style-name="T4">end</text:span>;</text:p>
      <text:p text:style-name="Source_20_Code"><text:s text:c="4"/><text:span text:style-name="Source_20_Comment">// Save resource file</text:span></text:p>
      <text:p text:style-name="Source_20_Code"><text:s text:c="4"/>ResFile.SaveToFile(ResFileName);</text:p>
      <text:p text:style-name="Source_20_Code"><text:s text:c="2"/><text:span text:style-name="T4">finally</text:span></text:p>
      <text:p text:style-name="Source_20_Code"><text:s text:c="4"/><text:span text:style-name="Source_20_Comment">// Free resource file object</text:span></text:p>
      <text:p text:style-name="Source_20_Code"><text:s text:c="4"/>ResFile.Free;</text:p>
      <text:p text:style-name="Source_20_Code"><text:s text:c="2"/><text:span text:style-name="T4">end</text:span>;</text:p>
      <text:p text:style-name="Source_20_Code_20_Last"><text:span text:style-name="T4">end</text:span>;</text:p>
      <text:p text:style-name="Text_20_body">This routine is passed a list of files that are to be included in the resource file (as a string list). The name of the output file is also provided. We first create a new resource file object to store the HTML resources. We then loop through all the files in the list and add a new resource for each file. The resource is named with the name of the file (file name only, no path). To ensure the resource names are not duplicated we repeatedly append underscore characters to duplicate names until they are unique. Having got a unique resource name we create a new entry with the required name and then copy the file's contents into the resource data. Finally we save the resource file and free the resource file object.</text:p>
      <text:h text:style-name="Heading_20_1" text:outline-level="1"><text:bookmark-start text:name="Appendix"/>Appendix<text:bookmark-end text:name="Appendix"/>: Resource File Structure Notes</text:h>
      <text:h text:style-name="Heading_20_2" text:outline-level="2">Overview</text:h>
      <text:p text:style-name="Text_20_body">A 32 bit resource file is comprised as follows:</text:p>
      <table:table table:name="Table1" table:style-name="Table1">
        <table:table-column table:style-name="Table1.A"/>
        <table:table-row>
          <table:table-cell table:style-name="Table1.A1" office:value-type="string">
            <text:p text:style-name="P4">File Header</text:p>
          </table:table-cell>
        </table:table-row>
        <table:table-row>
          <table:table-cell table:style-name="Table1.A2" office:value-type="string">
            <text:p text:style-name="P4">Resource 1</text:p>
          </table:table-cell>
        </table:table-row>
        <table:table-row>
          <table:table-cell table:style-name="Table1.A2" office:value-type="string">
            <text:p text:style-name="P4">Padding</text:p>
          </table:table-cell>
        </table:table-row>
        <table:table-row>
          <table:table-cell table:style-name="Table1.A2" office:value-type="string">
            <text:p text:style-name="P4">Resource 2</text:p>
          </table:table-cell>
        </table:table-row>
        <table:table-row>
          <table:table-cell table:style-name="Table1.A2" office:value-type="string">
            <text:p text:style-name="P4">Padding</text:p>
          </table:table-cell>
        </table:table-row>
        <table:table-row>
          <table:table-cell table:style-name="Table1.A6" office:value-type="string">
            <text:p text:style-name="P4">- - -</text:p>
          </table:table-cell>
        </table:table-row>
        <table:table-row>
          <table:table-cell table:style-name="Table1.A2" office:value-type="string">
            <text:p text:style-name="P4">Resource N</text:p>
          </table:table-cell>
        </table:table-row>
        <table:table-row>
          <table:table-cell table:style-name="Table1.A2" office:value-type="string">
            <text:p text:style-name="P4">Padding</text:p>
          </table:table-cell>
        </table:table-row>
      </table:table>
      <text:h text:style-name="Heading_20_2" text:outline-level="2">File Header</text:h>
      <text:p text:style-name="Text_20_body">The File header is a “pseudo-resource” that identifies the file as a 32 bit resource file (rather than 16 bit). This is a 32 byte structure, the first 8 bytes of which are $00, $00, $00, $00, $20, $00, $00, $00. </text:p>
      <text:h text:style-name="Heading_20_2" text:outline-level="2">Resource Header</text:h>
      <text:p text:style-name="Text_20_body">Each resource is made up of a variable length header record followed the resource data. The variable length header is made up of the following fields:</text:p>
      <text:p text:style-name="P5">DataSize: DWORD; <text:s text:c="9"/><text:span text:style-name="Source_20_Comment">// size of resource data (excl end padding)</text:span></text:p>
      <text:p text:style-name="P5">HeaderSize: DWORD; <text:s text:c="7"/><text:span text:style-name="Source_20_Comment">// size of resource data header</text:span></text:p>
      <text:p text:style-name="P5">Type: Unicode or Ordinal; <text:span text:style-name="Source_20_Comment">// type of resource</text:span></text:p>
      <text:p text:style-name="P5">Name: Unicode or Ordinal; <text:span text:style-name="Source_20_Comment">// name of resource</text:span></text:p>
      <text:p text:style-name="P5">[Padding: Word]; <text:s text:c="9"/><text:span text:style-name="Source_20_Comment">// optional padding to DWORD boundary</text:span></text:p>
      <text:p text:style-name="P5">DataVersion: DWORD; <text:s text:c="6"/><text:span text:style-name="Source_20_Comment">// version of the data resource</text:span></text:p>
      <text:p text:style-name="P5">MemoryFlags: Word; <text:s text:c="7"/><text:span text:style-name="Source_20_Comment">// describes the state of the resource</text:span></text:p>
      <text:p text:style-name="P5">LanguageId: Word; <text:s text:c="8"/><text:span text:style-name="Source_20_Comment">// language for the resource</text:span></text:p>
      <text:p text:style-name="P5">Version: DWORD; <text:s text:c="10"/><text:span text:style-name="Source_20_Comment">// user defined resource version</text:span></text:p>
      <text:p text:style-name="P6">Characteristics: DWORD; <text:s text:c="2"/><text:span text:style-name="Source_20_Comment">// user defined info about resource</text:span></text:p>
      <text:p text:style-name="P7">Here is a description of the resource header fields.</text:p>
      <table:table table:name="Table2" table:style-name="Table2">
        <table:table-column table:style-name="Table2.A"/>
        <table:table-column table:style-name="Table2.B"/>
        <table:table-row>
          <table:table-cell table:style-name="Table2.A1" office:value-type="string">
            <text:p text:style-name="Table_20_Heading">Field</text:p>
          </table:table-cell>
          <table:table-cell table:style-name="Table2.B1" office:value-type="string">
            <text:p text:style-name="Table_20_Heading">Description </text:p>
          </table:table-cell>
        </table:table-row>
        <table:table-row>
          <table:table-cell table:style-name="Table2.A2" office:value-type="string">
            <text:p text:style-name="Table_20_Contents"><text:span text:style-name="Emphasis">DataSize</text:span></text:p>
          </table:table-cell>
          <table:table-cell table:style-name="Table2.B2" office:value-type="string">
            <text:p text:style-name="Table_20_Contents">The size of the resource data that follows the header in bytes, excluding any padding that follows that data. </text:p>
          </table:table-cell>
        </table:table-row>
        <table:table-row>
          <table:table-cell table:style-name="Table2.A2" office:value-type="string">
            <text:p text:style-name="Table_20_Contents"><text:span text:style-name="Emphasis">HeaderSize</text:span> </text:p>
          </table:table-cell>
          <table:table-cell table:style-name="Table2.B2" office:value-type="string">
            <text:p text:style-name="Table_20_Contents">The size of the resource header record, including <text:span text:style-name="Emphasis">DataSize</text:span> and <text:span text:style-name="Emphasis">HeaderSize</text:span> fields. </text:p>
          </table:table-cell>
        </table:table-row>
        <table:table-row>
          <table:table-cell table:style-name="Table2.A2" office:value-type="string">
            <text:p text:style-name="Table_20_Contents"><text:span text:style-name="Emphasis">Type</text:span> </text:p>
          </table:table-cell>
          <table:table-cell table:style-name="Table2.B2" office:value-type="string">
            <text:p text:style-name="Table_20_Contents">Variable length field that specifies the resource type either as an ordinal value or as a Unicode string. If the first <text:span text:style-name="Source_20_Text">Word</text:span> of Type is $FFFF the second <text:span text:style-name="Source_20_Text">Word</text:span> is the ordinal value. Otherwise the value is a zero terminated Unicode string. Ordinals less than 255 are reserved by Windows. See below for a list of predefined resource types. </text:p>
          </table:table-cell>
        </table:table-row>
        <table:table-row>
          <table:table-cell table:style-name="Table2.A2" office:value-type="string">
            <text:p text:style-name="Table_20_Contents"><text:span text:style-name="Emphasis">Name</text:span> </text:p>
          </table:table-cell>
          <table:table-cell table:style-name="Table2.B2" office:value-type="string">
            <text:p text:style-name="Table_20_Contents">Variable length field that specifies the resource name either as an ordinal value or as a Unicode string. If the first <text:span text:style-name="Source_20_Text">Word</text:span> of Name is $FFFF the second W<text:span text:style-name="Source_20_Text">ord</text:span> is the ordinal value. Otherwise the value is a zero terminated Unicode string. Note that some resources may not have string names - for example string tables must have ordinal resource ids, all version information resource I have seen have a resource id of 1 and the resource id of an XP manifest is significant to the system. </text:p>
          </table:table-cell>
        </table:table-row>
        <table:table-row>
          <table:table-cell table:style-name="Table2.A2" office:value-type="string">
            <text:p text:style-name="Table_20_Contents"><text:span text:style-name="Emphasis">[Padding]</text:span> </text:p>
          </table:table-cell>
          <table:table-cell table:style-name="Table2.B2" office:value-type="string">
            <text:p text:style-name="Table_20_Contents">Optional padding to ensure the following fields begin on a <text:span text:style-name="Source_20_Text">DWORD</text:span> boundary. </text:p>
          </table:table-cell>
        </table:table-row>
        <table:table-row>
          <table:table-cell table:style-name="Table2.A2" office:value-type="string">
            <text:p text:style-name="Table_20_Contents"><text:span text:style-name="Emphasis">DataVersion</text:span> </text:p>
          </table:table-cell>
          <table:table-cell table:style-name="Table2.B2" office:value-type="string">
            <text:p text:style-name="Table_20_Contents">Determines the format of the information within the resource header that follows. Often zero. Reserved for use by the system. </text:p>
          </table:table-cell>
        </table:table-row>
        <table:table-row>
          <table:table-cell table:style-name="Table2.A2" office:value-type="string">
            <text:p text:style-name="Table_20_Contents"><text:span text:style-name="Emphasis">MemoryFlags</text:span> </text:p>
          </table:table-cell>
          <table:table-cell table:style-name="Table2.B2" office:value-type="string">
            <text:p text:style-name="Table_20_Contents">A bitmask of flags that describe the state of the resource. See the <text:span text:style-name="Source_20_Text">RES_MF_XXX</text:span> flags described in the <text:a xlink:type="simple" xlink:href="#Constants">Constants</text:a> section for details. </text:p>
          </table:table-cell>
        </table:table-row>
        <table:table-row>
          <table:table-cell table:style-name="Table2.A2" office:value-type="string">
            <text:p text:style-name="Table_20_Contents"><text:span text:style-name="Emphasis">LanguageID</text:span> </text:p>
          </table:table-cell>
          <table:table-cell table:style-name="Table2.B2" office:value-type="string">
            <text:p text:style-name="Table_20_Contents">Specifies the language used for any strings in the resource or 0 if language neutral. Bits 0-9 of this <text:span text:style-name="Source_20_Text">Word</text:span> contain the primary language ID while bits 11-15 contain the sub language ID (dialect or variation). </text:p>
          </table:table-cell>
        </table:table-row>
        <table:table-row>
          <table:table-cell table:style-name="Table2.A2" office:value-type="string">
            <text:p text:style-name="Table_20_Contents"><text:span text:style-name="Emphasis">Version</text:span> </text:p>
          </table:table-cell>
          <table:table-cell table:style-name="Table2.B2" office:value-type="string">
            <text:p text:style-name="Table_20_Contents">Stores custom version information - sometimes used by the resource compiler. Ignored by the system and stripped out on linking into the application. </text:p>
          </table:table-cell>
        </table:table-row>
        <table:table-row>
          <table:table-cell table:style-name="Table2.A2" office:value-type="string">
            <text:p text:style-name="Table_20_Contents"><text:span text:style-name="Emphasis">Characteristics</text:span> </text:p>
          </table:table-cell>
          <table:table-cell table:style-name="Table2.B2" office:value-type="string">
            <text:p text:style-name="Table_20_Contents">Stores custom information about the resource - sometimes used by the resource compiler. Ignored by the system and stripped out on linking into the application. </text:p>
          </table:table-cell>
        </table:table-row>
      </table:table>
      <text:p text:style-name="P7"/>
      <text:h text:style-name="Heading_20_3" text:outline-level="3">Predefined Resource Types</text:h>
      <text:p text:style-name="Text_20_body">The following table lists the predefined resource types known at the time of writing. <text:span text:style-name="Source_20_Text">RT_HTML</text:span> and <text:span text:style-name="Source_20_Text">RT_MANIFEST</text:span> are not defined in Delphi's Windows unit.</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Resource Name</text:p>
          </table:table-cell>
          <table:table-cell table:style-name="Table4.A1" office:value-type="string">
            <text:p text:style-name="P1">Ordinal value</text:p>
          </table:table-cell>
          <table:table-cell table:style-name="Table4.C1" office:value-type="string">
            <text:p text:style-name="Table_20_Heading">Description </text:p>
          </table:table-cell>
        </table:table-row>
        <table:table-row>
          <table:table-cell table:style-name="Table4.A2" office:value-type="string">
            <text:p text:style-name="Table_20_Contents"><text:span text:style-name="Source_20_Text">RT_ACCELERATOR</text:span></text:p>
          </table:table-cell>
          <table:table-cell table:style-name="Table4.A2" office:value-type="string">
            <text:p text:style-name="P4"><text:span text:style-name="Source_20_Text">9</text:span></text:p>
          </table:table-cell>
          <table:table-cell table:style-name="Table4.C2" office:value-type="string">
            <text:p text:style-name="Table_20_Contents">Accelerator table</text:p>
          </table:table-cell>
        </table:table-row>
        <table:table-row>
          <table:table-cell table:style-name="Table4.A2" office:value-type="string">
            <text:p text:style-name="Table_20_Contents"><text:span text:style-name="Source_20_Text">RT_ANICURSOR</text:span></text:p>
          </table:table-cell>
          <table:table-cell table:style-name="Table4.A2" office:value-type="string">
            <text:p text:style-name="P4"><text:span text:style-name="Source_20_Text">21</text:span></text:p>
          </table:table-cell>
          <table:table-cell table:style-name="Table4.C2" office:value-type="string">
            <text:p text:style-name="Table_20_Contents">Animated cursor</text:p>
          </table:table-cell>
        </table:table-row>
        <table:table-row>
          <table:table-cell table:style-name="Table4.A2" office:value-type="string">
            <text:p text:style-name="Table_20_Contents"><text:span text:style-name="Source_20_Text">RT_ANIICON</text:span></text:p>
          </table:table-cell>
          <table:table-cell table:style-name="Table4.A2" office:value-type="string">
            <text:p text:style-name="P4"><text:span text:style-name="Source_20_Text">22</text:span></text:p>
          </table:table-cell>
          <table:table-cell table:style-name="Table4.C2" office:value-type="string">
            <text:p text:style-name="Table_20_Contents">Animated icon</text:p>
          </table:table-cell>
        </table:table-row>
        <table:table-row>
          <table:table-cell table:style-name="Table4.A2" office:value-type="string">
            <text:p text:style-name="Table_20_Contents"><text:span text:style-name="Source_20_Text">RT_BITMAP</text:span></text:p>
          </table:table-cell>
          <table:table-cell table:style-name="Table4.A2" office:value-type="string">
            <text:p text:style-name="P4"><text:span text:style-name="Source_20_Text">2</text:span></text:p>
          </table:table-cell>
          <table:table-cell table:style-name="Table4.C2" office:value-type="string">
            <text:p text:style-name="Table_20_Contents">Bitmap resource</text:p>
          </table:table-cell>
        </table:table-row>
        <table:table-row>
          <table:table-cell table:style-name="Table4.A2" office:value-type="string">
            <text:p text:style-name="Table_20_Contents"><text:span text:style-name="Source_20_Text">RT_CURSOR</text:span></text:p>
          </table:table-cell>
          <table:table-cell table:style-name="Table4.A2" office:value-type="string">
            <text:p text:style-name="P4"><text:span text:style-name="Source_20_Text">1</text:span></text:p>
          </table:table-cell>
          <table:table-cell table:style-name="Table4.C2" office:value-type="string">
            <text:p text:style-name="Table_20_Contents">Hardware dependent cursor resource</text:p>
          </table:table-cell>
        </table:table-row>
        <table:table-row>
          <table:table-cell table:style-name="Table4.A2" office:value-type="string">
            <text:p text:style-name="Table_20_Contents"><text:span text:style-name="Source_20_Text">RT_DIALOG</text:span></text:p>
          </table:table-cell>
          <table:table-cell table:style-name="Table4.A2" office:value-type="string">
            <text:p text:style-name="P4"><text:span text:style-name="Source_20_Text">5</text:span></text:p>
          </table:table-cell>
          <table:table-cell table:style-name="Table4.C2" office:value-type="string">
            <text:p text:style-name="Table_20_Contents">Dialog box</text:p>
          </table:table-cell>
        </table:table-row>
        <table:table-row>
          <table:table-cell table:style-name="Table4.A2" office:value-type="string">
            <text:p text:style-name="Table_20_Contents"><text:span text:style-name="Source_20_Text">RT_DLGINCLUDE</text:span></text:p>
          </table:table-cell>
          <table:table-cell table:style-name="Table4.A2" office:value-type="string">
            <text:p text:style-name="P4"><text:span text:style-name="Source_20_Text">17</text:span></text:p>
          </table:table-cell>
          <table:table-cell table:style-name="Table4.C2" office:value-type="string">
            <text:p text:style-name="Table_20_Contents">Allows a resource editing tool to associate a string with an .rc file. Typically, the string is the name of the header file that provides symbolic names. The resource compiler parses the string but otherwise ignores the value. For example: </text:p>
            <text:p text:style-name="Source_20_Code"><text:tab/><text:span text:style-name="Source_20_Comment">/* file foo.dlg */</text:span></text:p>
            <text:p text:style-name="Source_20_Code"><text:tab/>1 DLGINCLUDE "foo.h"</text:p>
          </table:table-cell>
        </table:table-row>
        <table:table-row>
          <table:table-cell table:style-name="Table4.A2" office:value-type="string">
            <text:p text:style-name="Table_20_Contents"><text:span text:style-name="Source_20_Text">RT_FONT</text:span></text:p>
          </table:table-cell>
          <table:table-cell table:style-name="Table4.A2" office:value-type="string">
            <text:p text:style-name="P4"><text:span text:style-name="Source_20_Text">8</text:span></text:p>
          </table:table-cell>
          <table:table-cell table:style-name="Table4.C2" office:value-type="string">
            <text:p text:style-name="Table_20_Contents">Font resource</text:p>
          </table:table-cell>
        </table:table-row>
        <table:table-row>
          <table:table-cell table:style-name="Table4.A2" office:value-type="string">
            <text:p text:style-name="Table_20_Contents"><text:span text:style-name="Source_20_Text">RT_FONTDIR</text:span></text:p>
          </table:table-cell>
          <table:table-cell table:style-name="Table4.A2" office:value-type="string">
            <text:p text:style-name="P4"><text:span text:style-name="Source_20_Text">7</text:span></text:p>
          </table:table-cell>
          <table:table-cell table:style-name="Table4.C2" office:value-type="string">
            <text:p text:style-name="Table_20_Contents">Font directory resource</text:p>
          </table:table-cell>
        </table:table-row>
        <table:table-row>
          <table:table-cell table:style-name="Table4.A2" office:value-type="string">
            <text:p text:style-name="Table_20_Contents"><text:span text:style-name="Source_20_Text">RT_GROUP_CURSOR</text:span></text:p>
          </table:table-cell>
          <table:table-cell table:style-name="Table4.A2" office:value-type="string">
            <text:p text:style-name="P4"><text:span text:style-name="Source_20_Text">12</text:span></text:p>
          </table:table-cell>
          <table:table-cell table:style-name="Table4.C2" office:value-type="string">
            <text:p text:style-name="Table_20_Contents">Hardware independent cursor resource - refers to <text:span text:style-name="Source_20_Text">RT_CURSOR</text:span></text:p>
          </table:table-cell>
        </table:table-row>
        <table:table-row>
          <table:table-cell table:style-name="Table4.A2" office:value-type="string">
            <text:p text:style-name="Table_20_Contents"><text:span text:style-name="Source_20_Text">RT_GROUP_ICON</text:span></text:p>
          </table:table-cell>
          <table:table-cell table:style-name="Table4.A2" office:value-type="string">
            <text:p text:style-name="P4"><text:span text:style-name="Source_20_Text">14</text:span></text:p>
          </table:table-cell>
          <table:table-cell table:style-name="Table4.C2" office:value-type="string">
            <text:p text:style-name="Table_20_Contents">Hardware independent icon resource - refers to <text:span text:style-name="Source_20_Text">RT_ICON</text:span></text:p>
          </table:table-cell>
        </table:table-row>
        <table:table-row>
          <table:table-cell table:style-name="Table4.A2" office:value-type="string">
            <text:p text:style-name="Table_20_Contents"><text:span text:style-name="Source_20_Text">RT_HTML</text:span></text:p>
          </table:table-cell>
          <table:table-cell table:style-name="Table4.A2" office:value-type="string">
            <text:p text:style-name="P4"><text:span text:style-name="Source_20_Text">23</text:span></text:p>
          </table:table-cell>
          <table:table-cell table:style-name="Table4.C2" office:value-type="string">
            <text:p text:style-name="Table_20_Contents">HTML "Documents": .html, .gif, .css code etc.</text:p>
          </table:table-cell>
        </table:table-row>
        <table:table-row>
          <table:table-cell table:style-name="Table4.A2" office:value-type="string">
            <text:p text:style-name="Table_20_Contents"><text:span text:style-name="Source_20_Text">RT_ICON</text:span></text:p>
          </table:table-cell>
          <table:table-cell table:style-name="Table4.A2" office:value-type="string">
            <text:p text:style-name="P4"><text:span text:style-name="Source_20_Text">3</text:span></text:p>
          </table:table-cell>
          <table:table-cell table:style-name="Table4.C2" office:value-type="string">
            <text:p text:style-name="Table_20_Contents">Hardware dependant icon resource</text:p>
          </table:table-cell>
        </table:table-row>
        <table:table-row>
          <table:table-cell table:style-name="Table4.A2" office:value-type="string">
            <text:p text:style-name="Table_20_Contents"><text:span text:style-name="Source_20_Text">RT_MANIFEST</text:span></text:p>
          </table:table-cell>
          <table:table-cell table:style-name="Table4.A2" office:value-type="string">
            <text:p text:style-name="P4"><text:span text:style-name="Source_20_Text">24</text:span></text:p>
          </table:table-cell>
          <table:table-cell table:style-name="Table4.C2" office:value-type="string">
            <text:p text:style-name="Table_20_Contents">Side-by-side assembly XML manifest (Windows XP)</text:p>
          </table:table-cell>
        </table:table-row>
        <table:table-row>
          <table:table-cell table:style-name="Table4.A2" office:value-type="string">
            <text:p text:style-name="Table_20_Contents"><text:span text:style-name="Source_20_Text">RT_MENU</text:span></text:p>
          </table:table-cell>
          <table:table-cell table:style-name="Table4.A2" office:value-type="string">
            <text:p text:style-name="P4"><text:span text:style-name="Source_20_Text">4</text:span></text:p>
          </table:table-cell>
          <table:table-cell table:style-name="Table4.C2" office:value-type="string">
            <text:p text:style-name="Table_20_Contents">Menu resource</text:p>
          </table:table-cell>
        </table:table-row>
        <table:table-row>
          <table:table-cell table:style-name="Table4.A17" office:value-type="string">
            <text:p text:style-name="Table_20_Contents"><text:span text:style-name="Source_20_Text">RT_MESSAGETABLE</text:span></text:p>
          </table:table-cell>
          <table:table-cell table:style-name="Table4.A2" office:value-type="string">
            <text:p text:style-name="P4"><text:span text:style-name="Source_20_Text">11</text:span></text:p>
          </table:table-cell>
          <table:table-cell table:style-name="Table4.C2" office:value-type="string">
            <text:p text:style-name="Table_20_Contents">Message table entry</text:p>
          </table:table-cell>
        </table:table-row>
        <table:table-row>
          <table:table-cell table:style-name="Table4.A2" office:value-type="string">
            <text:p text:style-name="Table_20_Contents"><text:span text:style-name="Source_20_Text">RT_PLUGPLAY</text:span></text:p>
          </table:table-cell>
          <table:table-cell table:style-name="Table4.A2" office:value-type="string">
            <text:p text:style-name="P4"><text:span text:style-name="Source_20_Text">19</text:span></text:p>
          </table:table-cell>
          <table:table-cell table:style-name="Table4.C2" office:value-type="string">
            <text:p text:style-name="Table_20_Contents">Plug and play resource</text:p>
          </table:table-cell>
        </table:table-row>
        <table:table-row>
          <table:table-cell table:style-name="Table4.A2" office:value-type="string">
            <text:p text:style-name="Table_20_Contents"><text:span text:style-name="Source_20_Text">RT_RCDATA</text:span></text:p>
          </table:table-cell>
          <table:table-cell table:style-name="Table4.A2" office:value-type="string">
            <text:p text:style-name="P4"><text:span text:style-name="Source_20_Text">10</text:span></text:p>
          </table:table-cell>
          <table:table-cell table:style-name="Table4.C2" office:value-type="string">
            <text:p text:style-name="Table_20_Contents">Application or user defined resource - raw data</text:p>
          </table:table-cell>
        </table:table-row>
        <table:table-row>
          <table:table-cell table:style-name="Table4.A2" office:value-type="string">
            <text:p text:style-name="Table_20_Contents"><text:span text:style-name="Source_20_Text">RT_STRING</text:span></text:p>
          </table:table-cell>
          <table:table-cell table:style-name="Table4.A2" office:value-type="string">
            <text:p text:style-name="P4"><text:span text:style-name="Source_20_Text">6</text:span></text:p>
          </table:table-cell>
          <table:table-cell table:style-name="Table4.C2" office:value-type="string">
            <text:p text:style-name="Table_20_Contents">String table entry</text:p>
          </table:table-cell>
        </table:table-row>
        <table:table-row>
          <table:table-cell table:style-name="Table4.A2" office:value-type="string">
            <text:p text:style-name="Table_20_Contents"><text:span text:style-name="Source_20_Text">RT_VERSION</text:span></text:p>
          </table:table-cell>
          <table:table-cell table:style-name="Table4.A2" office:value-type="string">
            <text:p text:style-name="P4"><text:span text:style-name="Source_20_Text">16</text:span></text:p>
          </table:table-cell>
          <table:table-cell table:style-name="Table4.C2" office:value-type="string">
            <text:p text:style-name="Table_20_Contents">Version information</text:p>
          </table:table-cell>
        </table:table-row>
        <table:table-row>
          <table:table-cell table:style-name="Table4.A2" office:value-type="string">
            <text:p text:style-name="Table_20_Contents"><text:span text:style-name="Source_20_Text">RT_VXD</text:span></text:p>
          </table:table-cell>
          <table:table-cell table:style-name="Table4.A2" office:value-type="string">
            <text:p text:style-name="P4"><text:span text:style-name="Source_20_Text">20</text:span></text:p>
          </table:table-cell>
          <table:table-cell table:style-name="Table4.C2" office:value-type="string">
            <text:p text:style-name="Table_20_Contents">VXD</text:p>
          </table:table-cell>
        </table:table-row>
      </table:table>
      <text:p text:style-name="Text_20_body">Note that the <text:span text:style-name="Source_20_Text">RT_XXX</text:span> constants are not assigned the ordinal values directly but are set using <text:span text:style-name="Emphasis">MakeIntResource</text:span>. So, for example, <text:span text:style-name="Source_20_Text">RT_VERSION = MakeIntResource(16)</text:span>.</text:p>
      <text:h text:style-name="Heading_20_3" text:outline-level="3">Resource Data</text:h>
      <text:p text:style-name="Text_20_body">Each new resource starts on a <text:span text:style-name="Source_20_Text">DWORD</text:span> boundary, so there may be padding bytes following the end of each resource if the resource data is not a multiple of 4 bytes in length.</text:p>
      <text:p text:style-name="Text_20_body">The format of the actual resource data depends on the resource type. We do not go into that detail here since this code only provides low-level access to resources in a file and deals only with raw data.</text:p>
      <text:h text:style-name="Heading_20_2" text:outline-level="2">Credits / Bibliography</text:h>
      <text:p text:style-name="P33">Various source documents were used in creating this appendix. Key documents were:</text:p>
      <text:list text:style-name="L19">
        <text:list-item>
          <text:p text:style-name="P26">“Win32 Binary Resource Formats” by Floyd Rogers - text file edited and released by Microsoft Developer Support as <text:span text:style-name="Source_20_Text">ResFmt.txt</text:span>. </text:p>
        </text:list-item>
        <text:list-item>
          <text:p text:style-name="P26">“Windows Resource (<text:span text:style-name="Source_20_Text">.res</text:span>) Files” by Ray Lischner, <text:a xlink:type="simple" xlink:href="" text:style-name="Internet_20_link" text:visited-style-name="Visited_20_Internet_20_Link">Tempest Software</text:a> - from a web page that is no longer available. </text:p>
        </text:list-item>
        <text:list-item>
          <text:p text:style-name="P26">“Win32 Resource File Format” by Marco Cocco, - from a web page that is no longer available. </text:p>
        </text:list-item>
      </text:list>
      <text:p text:style-name="Copyright_20_Top_20_Line">This user guide is copyright © Peter D Johnson, 2004-2007, <text:a xlink:type="simple" xlink:href="http://www.delphidabbler.com/">www.delphidabbler.com</text:a>.</text:p>
      <text:p text:style-name="Copyright">It is licensed under a <text:a xlink:type="simple" xlink:href="http://creativecommons.org/licenses/by-nc-sa/2.5">Creative Commons License</text:a> </text:p>
      <text:p text:style-name="Copyright"><draw:a xlink:type="simple" xlink:href="http://creativecommons.org/licenses/by-nc-sa/2.5"><draw:frame draw:style-name="fr1" draw:name="graphics1" text:anchor-type="paragraph" svg:width="2.328cm" svg:height="0.82cm" draw:z-index="0"><draw:image xlink:href="Pictures/10000000000000580000001F7027388D.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Lucida Console" svg:font-family="'Lucida Console'" style:font-adornments="Bold Italic" style:font-family-generic="modern" style:font-pitch="fixed"/>
    <style:font-face style:name="Lucida Console1" svg:font-family="'Lucida Console'" style:font-adornments="Regular" style:font-family-generic="modern" style:font-pitch="fixed"/>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adornments="Demibold Roman" style:font-family-generic="swiss" style:font-pitch="variable"/>
    <style:font-face style:name="Lucida Sans1" svg:font-family="'Lucida San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199cm" fo:orphans="2" fo:widows="2"/>
      <style:text-properties style:use-window-font-color="true" style:font-name="Garamon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background-color="transparent" fo:padding="0.15cm" fo:border-left="none" fo:border-right="none" fo:border-top="none" fo:border-bottom="0.035cm solid #999999" style:shadow="none">
        <style:background-image/>
      </style:paragraph-properties>
      <style:text-properties style:font-name="Lucida Sans" fo:font-size="18pt" fo:font-weight="600"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master-page-name="" style:default-outline-level="2">
      <style:paragraph-properties fo:orphans="0" fo:widows="0" fo:background-color="transparent">
        <style:background-image/>
      </style:paragraph-properties>
      <style:text-properties style:font-name="Lucida Sans" fo:font-size="16pt" fo:font-weight="600"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top="0cm" fo:margin-bottom="0.199cm" fo:background-color="transparent">
        <style:background-image/>
      </style:paragraph-properties>
      <style:text-properties style:use-window-font-color="true" style:font-name="Lucida Sans" fo:font-size="14pt" fo:font-weight="600"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Arial Unicode MS" style:font-size-asian="10pt" style:font-weight-asian="bold" style:font-name-complex="Tahoma" style:font-size-complex="10pt" style:font-weight-complex="bold"/>
    </style:style>
    <style:style style:name="List" style:family="paragraph" style:parent-style-name="Text_20_body" style:list-style-name="List_20_1" style:class="list">
      <style:paragraph-properties text:number-lines="false" text:line-number="0"/>
      <style:text-properties style:font-name-complex="Tahoma1"/>
    </style:style>
    <style:style style:name="List_20_2" style:display-name="List 2" style:family="paragraph" style:parent-style-name="List" style:list-style-name="List_20_2" style:class="list">
      <style:paragraph-properties fo:margin-left="1.27cm" fo:margin-right="0cm" fo:margin-top="0cm" fo:margin-bottom="0.212cm"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Lucida Sans1" fo:font-size="10pt"/>
    </style:style>
    <style:style style:name="Table_20_Contents" style:display-name="Table Contents" style:family="paragraph" style:parent-style-name="Standard" style:class="extra">
      <style:paragraph-properties text:number-lines="false" text:line-number="0"/>
      <style:text-properties style:use-window-font-color="true" style:font-name="Garamon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008080"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Garamon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Garamon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Garamon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Lucida Sans" fo:font-size="28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ucida Console" fo:font-size="24pt" fo:font-style="italic"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fo:color="#0000ff" style:font-name="Lucida Console1"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ototype" style:family="paragraph" style:parent-style-name="Preformatted_20_Text" style:class="text" style:master-page-name="">
      <style:paragraph-properties fo:margin-top="0.199cm" fo:margin-bottom="0.101cm" fo:background-color="transparent" fo:keep-with-next="always">
        <style:background-image/>
      </style:paragraph-properties>
      <style:text-properties style:use-window-font-color="true"/>
    </style:style>
    <style:style style:name="Code_20_Explanation" style:display-name="Code Explanation" style:family="paragraph" style:parent-style-name="Text_20_body" style:class="text" style:master-page-name="">
      <style:paragraph-properties fo:margin-left="1.251cm" fo:margin-right="0cm" fo:text-indent="0cm" style:auto-text-indent="false" fo:background-color="transparent">
        <style:background-image/>
      </style:paragraph-properties>
      <style:text-properties style:use-window-font-color="true"/>
    </style:style>
    <style:style style:name="Source_20_Code" style:display-name="Source Code" style:family="paragraph" style:parent-style-name="Preformatted_20_Text" style:class="text">
      <style:text-properties style:use-window-font-color="true"/>
    </style:style>
    <style:style style:name="Source_20_Code_20_Last" style:display-name="Source Code Last" style:family="paragraph" style:parent-style-name="Source_20_Code" style:class="text">
      <style:paragraph-properties fo:margin-top="0cm" fo:margin-bottom="0.199cm"/>
      <style:text-properties style:use-window-font-color="true"/>
    </style:style>
    <style:style style:name="Copyright" style:family="paragraph" style:parent-style-name="Text_20_body">
      <style:paragraph-properties fo:text-align="center" style:justify-single-word="false" style:shadow="none"/>
      <style:text-properties style:font-name="Lucida Sans1" fo:font-size="9pt"/>
    </style:style>
    <style:style style:name="Copyright_20_Top_20_Line" style:display-name="Copyright Top Line" style:family="paragraph" style:parent-style-name="Copyright">
      <style:paragraph-properties fo:margin-top="0.6cm" fo:margin-bottom="0.21cm" fo:padding="0.199cm" fo:border-left="none" fo:border-right="none" fo:border-top="0.002cm solid #999999" fo:border-bottom="none"/>
    </style:style>
    <style:style style:name="Code_20_Param" style:display-name="Code Param" style:family="paragraph" style:parent-style-name="Code_20_Explanation" style:list-style-name="List_20_1">
      <style:paragraph-properties fo:margin-top="0cm" fo:margin-bottom="0cm" text:number-lines="false" text:line-number="0"/>
      <style:text-properties style:use-window-font-color="true"/>
    </style:style>
    <style:style style:name="Code_20_Param_20_Bottom" style:display-name="Code Param Bottom" style:family="paragraph" style:parent-style-name="Code_20_Param">
      <style:paragraph-properties fo:margin-top="0cm" fo:margin-bottom="0.199cm"/>
      <style:text-properties style:use-window-font-color="true"/>
    </style:style>
    <style:style style:name="Code_20_Explanation_20_with_20_Params" style:display-name="Code Explanation with Params" style:family="paragraph" style:parent-style-name="Code_20_Explanation">
      <style:paragraph-properties fo:margin-top="0cm" fo:margin-bottom="0.101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00008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ource_20_Text" style:display-name="Source Text" style:family="text">
      <style:text-properties style:font-name="Lucida Console1" fo:font-size="10pt" fo:background-color="transparent" style:font-name-asian="Courier New" style:font-name-complex="Courier New"/>
    </style:style>
    <style:style style:name="Source_20_Comment" style:display-name="Source Comment" style:family="text">
      <style:text-properties fo:color="#0000ff" style:font-name="Lucida Console1" fo:font-size="10pt" fo:background-color="transparent" style:font-name-asian="Courier New" style:font-size-asian="10pt" style:font-name-complex="Courier New"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Page <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Peter Johnson</meta:initial-creator>
    <meta:creation-date>2007-08-27T03:17:40</meta:creation-date>
    <dc:creator>Peter Johnson</dc:creator>
    <dc:date>2007-08-27T15:57:54</dc:date>
    <dc:language>en-GB</dc:language>
    <meta:editing-cycles>21</meta:editing-cycles>
    <meta:editing-duration>PT10H53M5S</meta:editing-duration>
    <meta:user-defined meta:name="Info 1"/>
    <meta:user-defined meta:name="Info 2"/>
    <meta:user-defined meta:name="Info 3"/>
    <meta:user-defined meta:name="Info 4"/>
    <meta:document-statistic meta:table-count="6" meta:image-count="1" meta:object-count="0" meta:page-count="18" meta:paragraph-count="709" meta:word-count="6250" meta:character-count="39687"/>
  </office:meta>
</office:document-meta>
</file>